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9764in"/>
    </style:style>
    <style:style style:name="co5" style:family="table-column">
      <style:table-column-properties fo:break-before="auto" style:column-width="5.5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2.448in"/>
    </style:style>
    <style:style style:name="co9" style:family="table-column">
      <style:table-column-properties fo:break-before="auto" style:column-width="0.5319in"/>
    </style:style>
    <style:style style:name="co10" style:family="table-column">
      <style:table-column-properties fo:break-before="auto" style:column-width="0.5736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2291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2.3783in"/>
    </style:style>
    <style:style style:name="co18" style:family="table-column">
      <style:table-column-properties fo:break-before="auto" style:column-width="0.449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27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sszesitett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3"/>
        <table:table-column table:style-name="co4" table:default-cell-style-name="ce4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7"/>
        <table:table-column table:style-name="co9" table:default-cell-style-name="ce15"/>
        <table:table-column table:style-name="co10" table:number-columns-repeated="2" table:default-cell-style-name="ce15"/>
        <table:table-column table:style-name="co11" table:number-columns-repeated="53" table:default-cell-style-name="ce23"/>
        <table:table-row table:style-name="ro1"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noveny_rend_L</text:p>
          </table:table-cell>
          <table:table-cell table:style-name="ce21" office:value-type="string" calcext:value-type="string">
            <text:p>novenycsalad_L</text:p>
          </table:table-cell>
          <table:table-cell table:style-name="ce21" office:value-type="string" calcext:value-type="string">
            <text:p>novenycsalad_M</text:p>
          </table:table-cell>
          <table:table-cell table:style-name="ce21" office:value-type="string" calcext:value-type="string">
            <text:p>noveny_L</text:p>
          </table:table-cell>
          <table:table-cell table:style-name="ce21"/>
          <table:table-cell table:style-name="ce21" office:value-type="string" calcext:value-type="string">
            <text:p>noveny_M</text:p>
          </table:table-cell>
          <table:table-cell table:style-name="ce21" office:value-type="string" calcext:value-type="string">
            <text:p>szarmazas</text:p>
          </table:table-cell>
          <table:table-cell office:value-type="string" calcext:value-type="string">
            <text:p>kep_0</text:p>
          </table:table-cell>
          <table:table-cell table:style-name="ce16" office:value-type="string" calcext:value-type="string">
            <text:p>kep_1</text:p>
          </table:table-cell>
          <table:table-cell table:style-name="ce16" office:value-type="string" calcext:value-type="string">
            <text:p>kep_2</text:p>
          </table:table-cell>
          <table:table-cell table:number-columns-repeated="53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Agaricaceae</text:p>
          </table:table-cell>
          <table:table-cell table:style-name="ce25" office:value-type="string" calcext:value-type="string">
            <text:p>Csiperkefélék</text:p>
          </table:table-cell>
          <table:table-cell office:value-type="string" calcext:value-type="string">
            <text:p>agaricus_bispor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25" office:value-type="string" calcext:value-type="string">
            <text:p>Kontyvirágfélék</text:p>
          </table:table-cell>
          <table:table-cell office:value-type="string" calcext:value-type="string">
            <text:p>anthurium_scherzerian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él-amerikai flamingóvirág</text:p>
          </table:table-cell>
          <table:table-cell office:value-type="string" calcext:value-type="string">
            <text:p>D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25" office:value-type="string" calcext:value-type="string">
            <text:p>Kontyvirágfélék</text:p>
          </table:table-cell>
          <table:table-cell office:value-type="string" calcext:value-type="string">
            <text:p>arum_orientale</text:p>
          </table:table-cell>
          <table:table-cell/>
          <table:table-cell office:value-type="string" calcext:value-type="string">
            <text:p>kontyvirá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25" office:value-type="string" calcext:value-type="string">
            <text:p>Kontyvirágfélék</text:p>
          </table:table-cell>
          <table:table-cell office:value-type="string" calcext:value-type="string">
            <text:p>dieffenbachia_maculata</text:p>
          </table:table-cell>
          <table:table-cell/>
          <table:table-cell office:value-type="string" calcext:value-type="string">
            <text:p>buzogányvirá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25" office:value-type="string" calcext:value-type="string">
            <text:p>Kontyvirágfélék</text:p>
          </table:table-cell>
          <table:table-cell table:style-name="ce23" office:value-type="string" calcext:value-type="string">
            <text:p>epipremnum_aureum</text:p>
          </table:table-cell>
          <table:table-cell office:value-type="string" calcext:value-type="string">
            <text:p>N|E</text:p>
          </table:table-cell>
          <table:table-cell table:style-name="ce23" office:value-type="string" calcext:value-type="string">
            <text:p>aranyos szobafutóka</text:p>
          </table:table-cell>
          <table:table-cell table:style-name="ce23" office:value-type="string" calcext:value-type="string">
            <text:p>Óceán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25" office:value-type="string" calcext:value-type="string">
            <text:p>Kontyvirágfélék</text:p>
          </table:table-cell>
          <table:table-cell office:value-type="string" calcext:value-type="string">
            <text:p>monstera_deliciosa</text:p>
          </table:table-cell>
          <table:table-cell office:value-type="string" calcext:value-type="string">
            <text:p>N|E</text:p>
          </table:table-cell>
          <table:table-cell office:value-type="string" calcext:value-type="string">
            <text:p>levélfa, monsztéra</text:p>
          </table:table-cell>
          <table:table-cell office:value-type="string" calcext:value-type="string">
            <text:p>Közép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25" office:value-type="string" calcext:value-type="string">
            <text:p>Kontyvirágfélék</text:p>
          </table:table-cell>
          <table:table-cell office:value-type="string" calcext:value-type="string">
            <text:p>spathiphyllum_sp.</text:p>
          </table:table-cell>
          <table:table-cell office:value-type="string" calcext:value-type="string">
            <text:p>G|H</text:p>
          </table:table-cell>
          <table:table-cell office:value-type="string" calcext:value-type="string">
            <text:p>vitorlavirág</text:p>
          </table:table-cell>
          <table:table-cell office:value-type="string" calcext:value-type="string">
            <text:p>D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aegopodium_podagraria</text:p>
          </table:table-cell>
          <table:table-cell/>
          <table:table-cell office:value-type="string" calcext:value-type="string">
            <text:p>podagrafű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anthriscus_cerefolium</text:p>
          </table:table-cell>
          <table:table-cell/>
          <table:table-cell office:value-type="string" calcext:value-type="string">
            <text:p>zamatos turboly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apium_graveolens</text:p>
          </table:table-cell>
          <table:table-cell/>
          <table:table-cell office:value-type="string" calcext:value-type="string">
            <text:p>zel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daucus_carota_subsp._carota</text:p>
          </table:table-cell>
          <table:table-cell/>
          <table:table-cell office:value-type="string" calcext:value-type="string">
            <text:p>vadrép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daucus_carota_subsp._sativus</text:p>
          </table:table-cell>
          <table:table-cell/>
          <table:table-cell office:value-type="string" calcext:value-type="string">
            <text:p>sárgarép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petroselinum_crispum</text:p>
          </table:table-cell>
          <table:table-cell/>
          <table:table-cell office:value-type="string" calcext:value-type="string">
            <text:p>petrezselye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seseli_leucospermum</text:p>
          </table:table-cell>
          <table:table-cell/>
          <table:table-cell office:value-type="string" calcext:value-type="string">
            <text:p>magyar gurgoly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25" office:value-type="string" calcext:value-type="string">
            <text:p>Zellerfélék</text:p>
          </table:table-cell>
          <table:table-cell office:value-type="string" calcext:value-type="string">
            <text:p>smyrnium_perfoliatum</text:p>
          </table:table-cell>
          <table:table-cell/>
          <table:table-cell office:value-type="string" calcext:value-type="string">
            <text:p>sárga őzsalát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25" office:value-type="string" calcext:value-type="string">
            <text:p>Aráliafélék</text:p>
          </table:table-cell>
          <table:table-cell office:value-type="string" calcext:value-type="string">
            <text:p>hedera_helix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közönséges borostyán</text:p>
          </table:table-cell>
          <table:table-cell office:value-type="string" calcext:value-type="string">
            <text:p>atlanti-med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25" office:value-type="string" calcext:value-type="string">
            <text:p>Aráliafélék</text:p>
          </table:table-cell>
          <table:table-cell office:value-type="string" calcext:value-type="string">
            <text:p>hedera_colchica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<text:span text:style-name="T1">kolkhiszi/kaukázusi</text:span> borostyán</text:p>
          </table:table-cell>
          <table:table-cell office:value-type="string" calcext:value-type="string">
            <text:p>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25" office:value-type="string" calcext:value-type="string">
            <text:p>Aráliafélék</text:p>
          </table:table-cell>
          <table:table-cell office:value-type="string" calcext:value-type="string">
            <text:p>hedera_hibernica</text:p>
          </table:table-cell>
          <table:table-cell/>
          <table:table-cell office:value-type="string" calcext:value-type="string">
            <text:p>ír borostyá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25" office:value-type="string" calcext:value-type="string">
            <text:p>Aráliafélék</text:p>
          </table:table-cell>
          <table:table-cell office:value-type="string" calcext:value-type="string">
            <text:p>schefflera_arboric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gáraráli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Aquifoliales</text:p>
          </table:table-cell>
          <table:table-cell office:value-type="string" calcext:value-type="string">
            <text:p>Aquifoliaceae</text:p>
          </table:table-cell>
          <table:table-cell table:style-name="ce25" office:value-type="string" calcext:value-type="string">
            <text:p>Magyalfélék</text:p>
          </table:table-cell>
          <table:table-cell office:value-type="string" calcext:value-type="string">
            <text:p>ilex_aquifol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özönséges magyal</text:p>
          </table:table-cell>
          <table:table-cell office:value-type="string" calcext:value-type="string">
            <text:p>Atlanti-Mediterr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table:style-name="ce25" office:value-type="string" calcext:value-type="string">
            <text:p>Pálmafélék</text:p>
          </table:table-cell>
          <table:table-cell office:value-type="string" calcext:value-type="string">
            <text:p>phoenix_canariensi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anári datolyapálma</text:p>
          </table:table-cell>
          <table:table-cell office:value-type="string" calcext:value-type="string">
            <text:p>Kanári-szigete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table:style-name="ce25" office:value-type="string" calcext:value-type="string">
            <text:p>Pálmafélék</text:p>
          </table:table-cell>
          <table:table-cell office:value-type="string" calcext:value-type="string">
            <text:p>trachycarpus_fortune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ínai kenderpálm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allium_cepa</text:p>
          </table:table-cell>
          <table:table-cell/>
          <table:table-cell office:value-type="string" calcext:value-type="string">
            <text:p>vörös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allium_sativum</text:p>
          </table:table-cell>
          <table:table-cell/>
          <table:table-cell office:value-type="string" calcext:value-type="string">
            <text:p>fok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allium_ursinum</text:p>
          </table:table-cell>
          <table:table-cell/>
          <table:table-cell office:value-type="string" calcext:value-type="string">
            <text:p>medve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clivia_mini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zobai klívia</text:p>
          </table:table-cell>
          <table:table-cell office:value-type="string" calcext:value-type="string">
            <text:p>D-Afrika | CAPENS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galanthus_elwesii</text:p>
          </table:table-cell>
          <table:table-cell table:number-columns-repeated="59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galanthus_nivalis</text:p>
          </table:table-cell>
          <table:table-cell table:number-columns-repeated="59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25" office:value-type="string" calcext:value-type="string">
            <text:p>Amarilliszfélék</text:p>
          </table:table-cell>
          <table:table-cell office:value-type="string" calcext:value-type="string">
            <text:p>narcissus_pseudonarciccus</text:p>
          </table:table-cell>
          <table:table-cell table:number-columns-repeated="59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asparagus_officinalis</text:p>
          </table:table-cell>
          <table:table-cell table:number-columns-repeated="59"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agave_americana</text:p>
          </table:table-cell>
          <table:table-cell table:number-columns-repeated="59"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asparagus_densiflorus</text:p>
          </table:table-cell>
          <table:table-cell table:style-name="Default"/>
          <table:table-cell office:value-type="string" calcext:value-type="string">
            <text:p>aszparágusz/tömött klárisfű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asparagus_densiflorus_’sprengeri’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űlevelű aszparágusz</text:p>
          </table:table-cell>
          <table:table-cell office:value-type="string" calcext:value-type="string">
            <text:p>D-Afrika | CAPENSI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aspidistra_elatior</text:p>
          </table:table-cell>
          <table:table-cell table:number-columns-repeated="59"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chlorophytum_comosum</text:p>
          </table:table-cell>
          <table:table-cell table:number-columns-repeated="59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convallaria_majalis</text:p>
          </table:table-cell>
          <table:table-cell table:number-columns-repeated="59"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dracaena_deremensis</text:p>
          </table:table-cell>
          <table:table-cell table:number-columns-repeated="59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muscari_neglectum</text:p>
          </table:table-cell>
          <table:table-cell table:number-columns-repeated="59"/>
        </table:table-row>
        <table:table-row table:style-name="ro1">
          <table:table-cell table:style-name="ce21" office:value-type="float" office:value="39" calcext:value-type="float">
            <text:p>3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ornithogalum_umbellatum</text:p>
          </table:table-cell>
          <table:table-cell table:number-columns-repeated="59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polygonatum_latifolium</text:p>
          </table:table-cell>
          <table:table-cell table:number-columns-repeated="59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polygonatum_multiflorum</text:p>
          </table:table-cell>
          <table:table-cell table:number-columns-repeated="59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polygonatum_odoratum</text:p>
          </table:table-cell>
          <table:table-cell table:number-columns-repeated="59"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ruscus_aculeatus</text:p>
          </table:table-cell>
          <table:table-cell office:value-type="string" calcext:value-type="string">
            <text:p>N|G</text:p>
          </table:table-cell>
          <table:table-cell office:value-type="string" calcext:value-type="string">
            <text:p>szúrós csodabogyó</text:p>
          </table:table-cell>
          <table:table-cell office:value-type="string" calcext:value-type="string">
            <text:p>Atlanti-Mediterr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sansevieria_trifasci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zobai szanszeviéria</text:p>
          </table:table-cell>
          <table:table-cell office:value-type="string" calcext:value-type="string">
            <text:p>Ny-Afrik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scilla_vindobonensis</text:p>
          </table:table-cell>
          <table:table-cell table:number-columns-repeated="59"/>
        </table:table-row>
        <table:table-row table:style-name="ro1">
          <table:table-cell table:style-name="ce21" office:value-type="float" office:value="46" calcext:value-type="float">
            <text:p>4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25" office:value-type="string" calcext:value-type="string">
            <text:p>Spárgafélék</text:p>
          </table:table-cell>
          <table:table-cell office:value-type="string" calcext:value-type="string">
            <text:p>yucca_filamentos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47" calcext:value-type="float">
            <text:p>4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table:style-name="ce25" office:value-type="string" calcext:value-type="string">
            <text:p>Genyőtefélék</text:p>
          </table:table-cell>
          <table:table-cell office:value-type="string" calcext:value-type="string">
            <text:p>aloë_arboresc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ásodó aloé</text:p>
          </table:table-cell>
          <table:table-cell office:value-type="string" calcext:value-type="string">
            <text:p>D-Afrika | CAPENS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table:style-name="ce25" office:value-type="string" calcext:value-type="string">
            <text:p>Genyőtefélék</text:p>
          </table:table-cell>
          <table:table-cell office:value-type="string" calcext:value-type="string">
            <text:p>hemerocallis_sp</text:p>
          </table:table-cell>
          <table:table-cell table:number-columns-repeated="59"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25" office:value-type="string" calcext:value-type="string">
            <text:p>Nősziromfélék</text:p>
          </table:table-cell>
          <table:table-cell office:value-type="string" calcext:value-type="string">
            <text:p>iris_aphylla_subsp._hungarica</text:p>
          </table:table-cell>
          <table:table-cell table:number-columns-repeated="59"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25" office:value-type="string" calcext:value-type="string">
            <text:p>Nősziromfélék</text:p>
          </table:table-cell>
          <table:table-cell office:value-type="string" calcext:value-type="string">
            <text:p>iris_germanica</text:p>
          </table:table-cell>
          <table:table-cell table:number-columns-repeated="59"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25" office:value-type="string" calcext:value-type="string">
            <text:p>Nősziromfélék</text:p>
          </table:table-cell>
          <table:table-cell office:value-type="string" calcext:value-type="string">
            <text:p>iris_sibirica</text:p>
          </table:table-cell>
          <table:table-cell table:number-columns-repeated="59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Orchidaceae</text:p>
          </table:table-cell>
          <table:table-cell table:style-name="ce25" office:value-type="string" calcext:value-type="string">
            <text:p>Orchidea-/Kosborfélék</text:p>
          </table:table-cell>
          <table:table-cell office:value-type="string" calcext:value-type="string">
            <text:p>dactylorhiza_incarnata</text:p>
          </table:table-cell>
          <table:table-cell table:number-columns-repeated="59"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achillea_collina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ambrosia_artemisiifolia_(=syn._ambrosia_elatior)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artemisia_vulgari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aster_linosyri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bellis_perenni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callistephus_chinensi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chrysanthemum_vulgare_(=syn._tanacetum_vulgare)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cichorium_intybu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cirsium_arvense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conyza_canadensis_(=syn._erigeron_canadensis)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dahlia_x_variabili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erigeron_annuu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helianthus_annuu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helianthus_tuberosu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lactuca_sativa_convar._capitata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petasites_hybridu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solidago_canadensis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taraxacum_officinale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telekia_speciosa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tussilago_farfara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xeranthemum_annuum</text:p>
          </table:table-cell>
          <table:table-cell table:style-name="ce23"/>
          <table:table-cell table:number-columns-repeated="58"/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25" office:value-type="string" calcext:value-type="string">
            <text:p>Fészkesek</text:p>
          </table:table-cell>
          <table:table-cell office:value-type="string" calcext:value-type="string">
            <text:p>santolina_chamaecyparissu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mvas ciprusk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alkanna_tinctoria</text:p>
          </table:table-cell>
          <table:table-cell table:number-columns-repeated="59"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brunnera_macrophylila</text:p>
          </table:table-cell>
          <table:table-cell table:number-columns-repeated="59"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buglossoides_purpureo-coerulea_(=syn_lithospermum_purpurero_coeruleum)</text:p>
          </table:table-cell>
          <table:table-cell table:number-columns-repeated="59"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echium_vulgare</text:p>
          </table:table-cell>
          <table:table-cell table:number-columns-repeated="59"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pulmonaria_mollis_(=syn._pulmonaria_mollissima)</text:p>
          </table:table-cell>
          <table:table-cell table:number-columns-repeated="59"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pulmonaria_officinalis</text:p>
          </table:table-cell>
          <table:table-cell table:number-columns-repeated="59"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25" office:value-type="string" calcext:value-type="string">
            <text:p>Borágófélék</text:p>
          </table:table-cell>
          <table:table-cell office:value-type="string" calcext:value-type="string">
            <text:p>symphytum_officinale</text:p>
          </table:table-cell>
          <table:table-cell table:number-columns-repeated="59"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alliaria_petiolata</text:p>
          </table:table-cell>
          <table:table-cell table:number-columns-repeated="59"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aurinia_saxatilis_(=syn._alyssum_saxatile)</text:p>
          </table:table-cell>
          <table:table-cell table:number-columns-repeated="59"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brassica_oleracea_convar._capitata_provar._capitata</text:p>
          </table:table-cell>
          <table:table-cell table:number-columns-repeated="59"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capsella_bursa-pastoris</text:p>
          </table:table-cell>
          <table:table-cell table:number-columns-repeated="59"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cardamine_bulbifera_(=syn._dentaria_bulbifera)</text:p>
          </table:table-cell>
          <table:table-cell table:number-columns-repeated="59"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cardaria_draba_(=syn._lepidium_draba)</text:p>
          </table:table-cell>
          <table:table-cell table:number-columns-repeated="59"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office:value-type="string" calcext:value-type="string">
            <text:p>erysimum_cheiri_(=syn._cheiranthus_cheiri)</text:p>
          </table:table-cell>
          <table:table-cell table:number-columns-repeated="59"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table:style-name="ce23" office:value-type="string" calcext:value-type="string">
            <text:p>iberis_sempervirens</text:p>
          </table:table-cell>
          <table:table-cell table:style-name="ce23" office:value-type="string" calcext:value-type="string">
            <text:p>Ch</text:p>
          </table:table-cell>
          <table:table-cell table:style-name="ce23" office:value-type="string" calcext:value-type="string">
            <text:p>örökzöld tatárvirág</text:p>
          </table:table-cell>
          <table:table-cell table:style-name="ce23"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table:style-name="ce23" office:value-type="string" calcext:value-type="string">
            <text:p>lunaria_annu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25" office:value-type="string" calcext:value-type="string">
            <text:p>Keresztesek/Káposztafélék</text:p>
          </table:table-cell>
          <table:table-cell table:style-name="ce23" office:value-type="string" calcext:value-type="string">
            <text:p>raphanus_sativ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office:value-type="string" calcext:value-type="string">
            <text:p>Bryales</text:p>
          </table:table-cell>
          <table:table-cell office:value-type="string" calcext:value-type="string">
            <text:p>Ditrichaceae</text:p>
          </table:table-cell>
          <table:table-cell table:style-name="ce25" office:value-type="string" calcext:value-type="string">
            <text:p>Lombosmohafélék</text:p>
          </table:table-cell>
          <table:table-cell table:style-name="ce23" office:value-type="string" calcext:value-type="string">
            <text:p>ceratodon_purpure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table:style-name="ce25" office:value-type="string" calcext:value-type="string">
            <text:p>Puszpángfélék</text:p>
          </table:table-cell>
          <table:table-cell office:value-type="string" calcext:value-type="string">
            <text:p>buxus_sempervir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élizöld puszpáng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25" office:value-type="string" calcext:value-type="string">
            <text:p>Disznóparajfélék</text:p>
          </table:table-cell>
          <table:table-cell office:value-type="string" calcext:value-type="string">
            <text:p>amaranthus_retroflexus</text:p>
          </table:table-cell>
          <table:table-cell table:number-columns-repeated="59"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25" office:value-type="string" calcext:value-type="string">
            <text:p>Disznóparajfélék</text:p>
          </table:table-cell>
          <table:table-cell office:value-type="string" calcext:value-type="string">
            <text:p>beta_vulgaris_convar._conditiva</text:p>
          </table:table-cell>
          <table:table-cell table:number-columns-repeated="59"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25" office:value-type="string" calcext:value-type="string">
            <text:p>Disznóparajfélék</text:p>
          </table:table-cell>
          <table:table-cell office:value-type="string" calcext:value-type="string">
            <text:p>camphorosma_annua</text:p>
          </table:table-cell>
          <table:table-cell table:number-columns-repeated="59"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25" office:value-type="string" calcext:value-type="string">
            <text:p>Disznóparajfélék</text:p>
          </table:table-cell>
          <table:table-cell office:value-type="string" calcext:value-type="string">
            <text:p>chenopodium_album</text:p>
          </table:table-cell>
          <table:table-cell table:number-columns-repeated="59"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25" office:value-type="string" calcext:value-type="string">
            <text:p>Disznóparajfélék</text:p>
          </table:table-cell>
          <table:table-cell office:value-type="string" calcext:value-type="string">
            <text:p>chenopodium_hybridum</text:p>
          </table:table-cell>
          <table:table-cell table:number-columns-repeated="59"/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25" office:value-type="string" calcext:value-type="string">
            <text:p>Kaktuszfélék</text:p>
          </table:table-cell>
          <table:table-cell office:value-type="string" calcext:value-type="string">
            <text:p>mammillaria_sp</text:p>
          </table:table-cell>
          <table:table-cell table:number-columns-repeated="59"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25" office:value-type="string" calcext:value-type="string">
            <text:p>Kaktuszfélék</text:p>
          </table:table-cell>
          <table:table-cell office:value-type="string" calcext:value-type="string">
            <text:p>opuntia_phaeacantha</text:p>
          </table:table-cell>
          <table:table-cell table:number-columns-repeated="59"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25" office:value-type="string" calcext:value-type="string">
            <text:p>Kaktuszfélék</text:p>
          </table:table-cell>
          <table:table-cell table:style-name="ce23" office:value-type="string" calcext:value-type="string">
            <text:p>schlumbergera_truncata_(=syn._zygocactus_truncatus)</text:p>
          </table:table-cell>
          <table:table-cell table:style-name="ce23" office:value-type="string" calcext:value-type="string">
            <text:p>E|Ch</text:p>
          </table:table-cell>
          <table:table-cell table:style-name="ce23" office:value-type="string" calcext:value-type="string">
            <text:p>karácsonyi-kaktusz</text:p>
          </table:table-cell>
          <table:table-cell table:style-name="ce23" office:value-type="string" calcext:value-type="string">
            <text:p>D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25" office:value-type="string" calcext:value-type="string">
            <text:p>Szegfűfélék</text:p>
          </table:table-cell>
          <table:table-cell table:style-name="ce23" office:value-type="string" calcext:value-type="string">
            <text:p>cerastium_tomentosum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25" office:value-type="string" calcext:value-type="string">
            <text:p>Szegfűfélék</text:p>
          </table:table-cell>
          <table:table-cell table:style-name="ce23" office:value-type="string" calcext:value-type="string">
            <text:p>dianthus_pontederae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25" office:value-type="string" calcext:value-type="string">
            <text:p>Szegfűfélék</text:p>
          </table:table-cell>
          <table:table-cell table:style-name="ce23" office:value-type="string" calcext:value-type="string">
            <text:p>dianthus_serotin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25" office:value-type="string" calcext:value-type="string">
            <text:p>Szegfűfélék</text:p>
          </table:table-cell>
          <table:table-cell table:style-name="ce23" office:value-type="string" calcext:value-type="string">
            <text:p>silene_latifolia_subsp._alba_(=syn._melandrium_album)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25" office:value-type="string" calcext:value-type="string">
            <text:p>Szegfűfélék</text:p>
          </table:table-cell>
          <table:table-cell table:style-name="ce23" office:value-type="string" calcext:value-type="string">
            <text:p>stellaria_holoste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25" office:value-type="string" calcext:value-type="string">
            <text:p>Szegfűfélék</text:p>
          </table:table-cell>
          <table:table-cell table:style-name="ce23" office:value-type="string" calcext:value-type="string">
            <text:p>stellaria_medi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lumbaginaceae</text:p>
          </table:table-cell>
          <table:table-cell table:style-name="ce25" office:value-type="string" calcext:value-type="string">
            <text:p>Ólomgyökérfélék</text:p>
          </table:table-cell>
          <table:table-cell table:style-name="ce23" office:value-type="string" calcext:value-type="string">
            <text:p>limonium_gmelinii_subsp._hungaricum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25" office:value-type="string" calcext:value-type="string">
            <text:p>Keserűfűfélék</text:p>
          </table:table-cell>
          <table:table-cell table:style-name="ce23" office:value-type="string" calcext:value-type="string">
            <text:p>fallopia_aubertii_(=syn._reynoutria_aubertii)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25" office:value-type="string" calcext:value-type="string">
            <text:p>Keserűfűfélék</text:p>
          </table:table-cell>
          <table:table-cell table:style-name="ce23" office:value-type="string" calcext:value-type="string">
            <text:p>polygonum_aviculare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25" office:value-type="string" calcext:value-type="string">
            <text:p>Keserűfűfélék</text:p>
          </table:table-cell>
          <table:table-cell table:style-name="ce23" office:value-type="string" calcext:value-type="string">
            <text:p>rumex_acetos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rtulacaceae</text:p>
          </table:table-cell>
          <table:table-cell table:style-name="ce25" office:value-type="string" calcext:value-type="string">
            <text:p>Porcsinfélék</text:p>
          </table:table-cell>
          <table:table-cell table:style-name="ce23" office:value-type="string" calcext:value-type="string">
            <text:p>portulaca_olerace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13" calcext:value-type="float">
            <text:p>113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Tamaricaceae</text:p>
          </table:table-cell>
          <table:table-cell table:style-name="ce25" office:value-type="string" calcext:value-type="string">
            <text:p>Tamariskafélék</text:p>
          </table:table-cell>
          <table:table-cell table:style-name="ce23" office:value-type="string" calcext:value-type="string">
            <text:p>tamarix_tetrand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14" calcext:value-type="float">
            <text:p>114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25" office:value-type="string" calcext:value-type="string">
            <text:p>Kecskerágófélék</text:p>
          </table:table-cell>
          <table:table-cell office:value-type="string" calcext:value-type="string">
            <text:p>euonymus_europaeus</text:p>
          </table:table-cell>
          <table:table-cell table:number-columns-repeated="59"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25" office:value-type="string" calcext:value-type="string">
            <text:p>Kecskerágófélék</text:p>
          </table:table-cell>
          <table:table-cell office:value-type="string" calcext:value-type="string">
            <text:p>euonymus_japonicus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japán kecskerágó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21" office:value-type="float" office:value="116" calcext:value-type="float">
            <text:p>116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25" office:value-type="string" calcext:value-type="string">
            <text:p>Kecskerágófélék</text:p>
          </table:table-cell>
          <table:table-cell office:value-type="string" calcext:value-type="string">
            <text:p>euonymus_fortunei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repkénykecskerágó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21" office:value-type="float" office:value="117" calcext:value-type="float">
            <text:p>117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25" office:value-type="string" calcext:value-type="string">
            <text:p>Kecskerágófélék</text:p>
          </table:table-cell>
          <table:table-cell office:value-type="string" calcext:value-type="string">
            <text:p>euonymus_verrucosus</text:p>
          </table:table-cell>
          <table:table-cell table:number-columns-repeated="59"/>
        </table:table-row>
        <table:table-row table:style-name="ro1">
          <table:table-cell table:style-name="ce21" office:value-type="float" office:value="118" calcext:value-type="float">
            <text:p>118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table:style-name="ce25" office:value-type="string" calcext:value-type="string">
            <text:p>Kommelinafélék</text:p>
          </table:table-cell>
          <table:table-cell office:value-type="string" calcext:value-type="string">
            <text:p>tradescantia_spathacea_(=syn._rhoeo_discolor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ózeskosár, lándzsalevél</text:p>
          </table:table-cell>
          <table:table-cell office:value-type="string" calcext:value-type="string">
            <text:p>Köz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table:style-name="ce25" office:value-type="string" calcext:value-type="string">
            <text:p>Kommelinafélék</text:p>
          </table:table-cell>
          <table:table-cell office:value-type="string" calcext:value-type="string">
            <text:p>zebrina_pendula</text:p>
          </table:table-cell>
          <table:table-cell table:number-columns-repeated="59"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Cornaceae</text:p>
          </table:table-cell>
          <table:table-cell table:style-name="ce25" office:value-type="string" calcext:value-type="string">
            <text:p>Somfélék</text:p>
          </table:table-cell>
          <table:table-cell office:value-type="string" calcext:value-type="string">
            <text:p>cornus_mas</text:p>
          </table:table-cell>
          <table:table-cell table:number-columns-repeated="59"/>
        </table:table-row>
        <table:table-row table:style-name="ro1">
          <table:table-cell table:style-name="ce21" office:value-type="float" office:value="121" calcext:value-type="float">
            <text:p>121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Cornaceae</text:p>
          </table:table-cell>
          <table:table-cell table:style-name="ce25" office:value-type="string" calcext:value-type="string">
            <text:p>Somfélék</text:p>
          </table:table-cell>
          <table:table-cell office:value-type="string" calcext:value-type="string">
            <text:p>cornus_sanguinea</text:p>
          </table:table-cell>
          <table:table-cell table:number-columns-repeated="59"/>
        </table:table-row>
        <table:table-row table:style-name="ro1">
          <table:table-cell table:style-name="ce21" office:value-type="float" office:value="122" calcext:value-type="float">
            <text:p>122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table:style-name="ce25" office:value-type="string" calcext:value-type="string">
            <text:p>Hortenziafélék</text:p>
          </table:table-cell>
          <table:table-cell office:value-type="string" calcext:value-type="string">
            <text:p>philadelphus_coronarius</text:p>
          </table:table-cell>
          <table:table-cell table:number-columns-repeated="59"/>
        </table:table-row>
        <table:table-row table:style-name="ro1">
          <table:table-cell table:style-name="ce21" office:value-type="float" office:value="123" calcext:value-type="float">
            <text:p>123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Begoniaceae</text:p>
          </table:table-cell>
          <table:table-cell table:style-name="ce25" office:value-type="string" calcext:value-type="string">
            <text:p>Begóniafélék</text:p>
          </table:table-cell>
          <table:table-cell office:value-type="string" calcext:value-type="string">
            <text:p>begonia_semperflorens</text:p>
          </table:table-cell>
          <table:table-cell table:number-columns-repeated="59"/>
        </table:table-row>
        <table:table-row table:style-name="ro1">
          <table:table-cell table:style-name="ce21" office:value-type="float" office:value="124" calcext:value-type="float">
            <text:p>124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table:style-name="ce25" office:value-type="string" calcext:value-type="string">
            <text:p>Tökfélék</text:p>
          </table:table-cell>
          <table:table-cell office:value-type="string" calcext:value-type="string">
            <text:p>cucurbita_pepo</text:p>
          </table:table-cell>
          <table:table-cell table:number-columns-repeated="59"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office:value-type="string" calcext:value-type="string">
            <text:p>Dioscoreales</text:p>
          </table:table-cell>
          <table:table-cell office:value-type="string" calcext:value-type="string">
            <text:p>Dioscoreaceae</text:p>
          </table:table-cell>
          <table:table-cell table:style-name="ce25" office:value-type="string" calcext:value-type="string">
            <text:p>Jamszgyökérfélék</text:p>
          </table:table-cell>
          <table:table-cell office:value-type="string" calcext:value-type="string">
            <text:p>dioscorea_communis_(=syn._tamus_communis)</text:p>
          </table:table-cell>
          <table:table-cell table:number-columns-repeated="59"/>
        </table:table-row>
        <table:table-row table:style-name="ro1">
          <table:table-cell table:style-name="ce21" office:value-type="float" office:value="126" calcext:value-type="float">
            <text:p>126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25" office:value-type="string" calcext:value-type="string">
            <text:p>Pézsmaboglárfélék</text:p>
          </table:table-cell>
          <table:table-cell office:value-type="string" calcext:value-type="string">
            <text:p>sambucus_ebulus</text:p>
          </table:table-cell>
          <table:table-cell table:style-name="ce21" table:number-columns-repeated="3"/>
          <table:table-cell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21" office:value-type="float" office:value="127" calcext:value-type="float">
            <text:p>127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25" office:value-type="string" calcext:value-type="string">
            <text:p>Pézsmaboglárfélék</text:p>
          </table:table-cell>
          <table:table-cell office:value-type="string" calcext:value-type="string">
            <text:p>sambucus_nigra</text:p>
          </table:table-cell>
          <table:table-cell table:style-name="ce21" table:number-columns-repeated="3"/>
          <table:table-cell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21" office:value-type="float" office:value="128" calcext:value-type="float">
            <text:p>12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25" office:value-type="string" calcext:value-type="string">
            <text:p>Pézsmaboglárfélék</text:p>
          </table:table-cell>
          <table:table-cell office:value-type="string" calcext:value-type="string">
            <text:p>viburnum_lantana</text:p>
          </table:table-cell>
          <table:table-cell table:style-name="ce21" table:number-columns-repeated="3"/>
          <table:table-cell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21" office:value-type="float" office:value="129" calcext:value-type="float">
            <text:p>129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25" office:value-type="string" calcext:value-type="string">
            <text:p>Pézsmaboglárfélék</text:p>
          </table:table-cell>
          <table:table-cell office:value-type="string" calcext:value-type="string">
            <text:p>viburnum_opulus</text:p>
          </table:table-cell>
          <table:table-cell table:style-name="ce21" table:number-columns-repeated="3"/>
          <table:table-cell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25" office:value-type="string" calcext:value-type="string">
            <text:p>Pézsmaboglárfélék</text:p>
          </table:table-cell>
          <table:table-cell office:value-type="string" calcext:value-type="string">
            <text:p>viburnum_rhytidophyll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áncoslevelű bangit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21" office:value-type="float" office:value="131" calcext:value-type="float">
            <text:p>131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25" office:value-type="string" calcext:value-type="string">
            <text:p>Pézsmaboglárfélék</text:p>
          </table:table-cell>
          <table:table-cell office:value-type="string" calcext:value-type="string">
            <text:p>viburnum_×_pragense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prágai bangita</text:p>
          </table:table-cell>
          <table:table-cell office:value-type="string" calcext:value-type="string">
            <text:p>kerti hibr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25" office:value-type="string" calcext:value-type="string">
            <text:p>Loncfélék</text:p>
          </table:table-cell>
          <table:table-cell table:style-name="ce23" office:value-type="string" calcext:value-type="string">
            <text:p>lonicera_caprifolium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25" office:value-type="string" calcext:value-type="string">
            <text:p>Loncfélék</text:p>
          </table:table-cell>
          <table:table-cell office:value-type="string" calcext:value-type="string">
            <text:p>lonicera_n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tusz lonc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25" office:value-type="string" calcext:value-type="string">
            <text:p>Loncfélék</text:p>
          </table:table-cell>
          <table:table-cell office:value-type="string" calcext:value-type="string">
            <text:p>lonicera_japonica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japán lonc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25" office:value-type="string" calcext:value-type="string">
            <text:p>Loncfélék</text:p>
          </table:table-cell>
          <table:table-cell office:value-type="string" calcext:value-type="string">
            <text:p>lonicera_tatarica</text:p>
          </table:table-cell>
          <table:table-cell table:number-columns-repeated="59"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25" office:value-type="string" calcext:value-type="string">
            <text:p>Loncfélék</text:p>
          </table:table-cell>
          <table:table-cell office:value-type="string" calcext:value-type="string">
            <text:p>symphoricarpos_rivularis</text:p>
          </table:table-cell>
          <table:table-cell table:number-columns-repeated="59"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Dipsacaceae</text:p>
          </table:table-cell>
          <table:table-cell table:style-name="ce25" office:value-type="string" calcext:value-type="string">
            <text:p>Mácsonyafélék</text:p>
          </table:table-cell>
          <table:table-cell office:value-type="string" calcext:value-type="string">
            <text:p>scabiosa_ochroleuca</text:p>
          </table:table-cell>
          <table:table-cell table:number-columns-repeated="59"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Valerianaceae</text:p>
          </table:table-cell>
          <table:table-cell table:style-name="ce25" office:value-type="string" calcext:value-type="string">
            <text:p>Macskagyökérfélék</text:p>
          </table:table-cell>
          <table:table-cell office:value-type="string" calcext:value-type="string">
            <text:p>valeriana_officinalis</text:p>
          </table:table-cell>
          <table:table-cell table:number-columns-repeated="59"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office:value-type="string" calcext:value-type="string">
            <text:p>Equisetales</text:p>
          </table:table-cell>
          <table:table-cell office:value-type="string" calcext:value-type="string">
            <text:p>Equisetaceae</text:p>
          </table:table-cell>
          <table:table-cell table:style-name="ce25" office:value-type="string" calcext:value-type="string">
            <text:p>Zsurlófélék</text:p>
          </table:table-cell>
          <table:table-cell office:value-type="string" calcext:value-type="string">
            <text:p>equisetum_arvense</text:p>
          </table:table-cell>
          <table:table-cell table:number-columns-repeated="59"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25" office:value-type="string" calcext:value-type="string">
            <text:p>Erikafélék</text:p>
          </table:table-cell>
          <table:table-cell table:style-name="ce23" office:value-type="string" calcext:value-type="string">
            <text:p>erica_carnea</text:p>
          </table:table-cell>
          <table:table-cell table:style-name="ce23" office:value-type="string" calcext:value-type="string">
            <text:p>Ch</text:p>
          </table:table-cell>
          <table:table-cell table:style-name="ce23" office:value-type="string" calcext:value-type="string">
            <text:p>hússzínű hanga</text:p>
          </table:table-cell>
          <table:table-cell table:style-name="ce23" office:value-type="string" calcext:value-type="string">
            <text:p>Alpo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25" office:value-type="string" calcext:value-type="string">
            <text:p>Erikafélék</text:p>
          </table:table-cell>
          <table:table-cell table:style-name="ce23" office:value-type="string" calcext:value-type="string">
            <text:p>calluna_vulgari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25" office:value-type="string" calcext:value-type="string">
            <text:p>Erikafélék</text:p>
          </table:table-cell>
          <table:table-cell table:style-name="ce23" office:value-type="string" calcext:value-type="string">
            <text:p>vaccinium_myrtill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25" office:value-type="string" calcext:value-type="string">
            <text:p>Erikafélék</text:p>
          </table:table-cell>
          <table:table-cell table:style-name="ce23" office:value-type="string" calcext:value-type="string">
            <text:p>vaccinium_vitis-idae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4" calcext:value-type="float">
            <text:p>144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Primulaceae</text:p>
          </table:table-cell>
          <table:table-cell table:style-name="ce25" office:value-type="string" calcext:value-type="string">
            <text:p>Kankalinfélék</text:p>
          </table:table-cell>
          <table:table-cell table:style-name="ce23" office:value-type="string" calcext:value-type="string">
            <text:p>cyclamen_purpurascen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Primulaceae</text:p>
          </table:table-cell>
          <table:table-cell table:style-name="ce25" office:value-type="string" calcext:value-type="string">
            <text:p>Kankalinfélék</text:p>
          </table:table-cell>
          <table:table-cell table:style-name="ce23" office:value-type="string" calcext:value-type="string">
            <text:p>primula_veri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6" calcext:value-type="float">
            <text:p>146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amorpha_fruticos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7" calcext:value-type="float">
            <text:p>147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caragana_arborescen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8" calcext:value-type="float">
            <text:p>148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cercis_siliguastrum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laburnum_anagyroide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lathyrus_vern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phaseolus_coccine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2" calcext:value-type="float">
            <text:p>152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robinia_pseudoacaci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3" calcext:value-type="float">
            <text:p>153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sophora_japonic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4" calcext:value-type="float">
            <text:p>154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trifolium_repen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5" calcext:value-type="float">
            <text:p>155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25" office:value-type="string" calcext:value-type="string">
            <text:p>Pillangósvirágúak</text:p>
          </table:table-cell>
          <table:table-cell table:style-name="ce23" office:value-type="string" calcext:value-type="string">
            <text:p>wisteria_sinensi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25" office:value-type="string" calcext:value-type="string">
            <text:p>Nyírfafélék</text:p>
          </table:table-cell>
          <table:table-cell table:style-name="ce23" office:value-type="string" calcext:value-type="string">
            <text:p>alnus_glutinos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25" office:value-type="string" calcext:value-type="string">
            <text:p>Nyírfafélék</text:p>
          </table:table-cell>
          <table:table-cell table:style-name="ce23" office:value-type="string" calcext:value-type="string">
            <text:p>betula_pendul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25" office:value-type="string" calcext:value-type="string">
            <text:p>Nyírfafélék</text:p>
          </table:table-cell>
          <table:table-cell table:style-name="ce23" office:value-type="string" calcext:value-type="string">
            <text:p>carpinus_betulu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25" office:value-type="string" calcext:value-type="string">
            <text:p>Nyírfafélék</text:p>
          </table:table-cell>
          <table:table-cell table:style-name="ce23" office:value-type="string" calcext:value-type="string">
            <text:p>corylus_avellan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25" office:value-type="string" calcext:value-type="string">
            <text:p>Nyírfafélék</text:p>
          </table:table-cell>
          <table:table-cell table:style-name="ce23" office:value-type="string" calcext:value-type="string">
            <text:p>corylus_colurn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1" calcext:value-type="float">
            <text:p>161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25" office:value-type="string" calcext:value-type="string">
            <text:p>Bükkfafélék</text:p>
          </table:table-cell>
          <table:table-cell table:style-name="ce23" office:value-type="string" calcext:value-type="string">
            <text:p>castanea_sativ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2" calcext:value-type="float">
            <text:p>162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25" office:value-type="string" calcext:value-type="string">
            <text:p>Bükkfafélék</text:p>
          </table:table-cell>
          <table:table-cell table:style-name="ce23" office:value-type="string" calcext:value-type="string">
            <text:p>fagus_sylvatic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3" calcext:value-type="float">
            <text:p>163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25" office:value-type="string" calcext:value-type="string">
            <text:p>Bükkfafélék</text:p>
          </table:table-cell>
          <table:table-cell table:style-name="ce23" office:value-type="string" calcext:value-type="string">
            <text:p>ouercus_cerri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4" calcext:value-type="float">
            <text:p>164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25" office:value-type="string" calcext:value-type="string">
            <text:p>Bükkfafélék</text:p>
          </table:table-cell>
          <table:table-cell table:style-name="ce23" office:value-type="string" calcext:value-type="string">
            <text:p>ouercus_petrae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5" calcext:value-type="float">
            <text:p>165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25" office:value-type="string" calcext:value-type="string">
            <text:p>Bükkfafélék</text:p>
          </table:table-cell>
          <table:table-cell table:style-name="ce23" office:value-type="string" calcext:value-type="string">
            <text:p>ouercus_pubescen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6" calcext:value-type="float">
            <text:p>166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25" office:value-type="string" calcext:value-type="string">
            <text:p>Bükkfafélék</text:p>
          </table:table-cell>
          <table:table-cell table:style-name="ce23" office:value-type="string" calcext:value-type="string">
            <text:p>ouercus_robur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table:style-name="ce25" office:value-type="string" calcext:value-type="string">
            <text:p>Diófafélék</text:p>
          </table:table-cell>
          <table:table-cell table:style-name="ce23" office:value-type="string" calcext:value-type="string">
            <text:p>juglans_regi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68" calcext:value-type="float">
            <text:p>168</text:p>
          </table:table-cell>
          <table:table-cell office:value-type="string" calcext:value-type="string">
            <text:p>Garryales</text:p>
          </table:table-cell>
          <table:table-cell office:value-type="string" calcext:value-type="string">
            <text:p>Garryaceae</text:p>
          </table:table-cell>
          <table:table-cell table:style-name="ce25" office:value-type="string" calcext:value-type="string">
            <text:p>Barkamirtuszfélék</text:p>
          </table:table-cell>
          <table:table-cell office:value-type="string" calcext:value-type="string">
            <text:p>aucuba_japon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án babérsom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69" calcext:value-type="float">
            <text:p>169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25" office:value-type="string" calcext:value-type="string">
            <text:p>Meténgfélék</text:p>
          </table:table-cell>
          <table:table-cell office:value-type="string" calcext:value-type="string">
            <text:p>asclepias_syriac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70" calcext:value-type="float">
            <text:p>170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25" office:value-type="string" calcext:value-type="string">
            <text:p>Meténgfélék</text:p>
          </table:table-cell>
          <table:table-cell office:value-type="string" calcext:value-type="string">
            <text:p>nerium_oleander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leander, babérrózs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71" calcext:value-type="float">
            <text:p>171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25" office:value-type="string" calcext:value-type="string">
            <text:p>Meténgfélék</text:p>
          </table:table-cell>
          <table:table-cell office:value-type="string" calcext:value-type="string">
            <text:p>vinca_mino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is télizöld</text:p>
          </table:table-cell>
          <table:table-cell office:value-type="string" calcext:value-type="string">
            <text:p>szubmediterrán fle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72" calcext:value-type="float">
            <text:p>172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25" office:value-type="string" calcext:value-type="string">
            <text:p>Meténgfélék</text:p>
          </table:table-cell>
          <table:table-cell office:value-type="string" calcext:value-type="string">
            <text:p>vinca_majo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nagy télizöld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73" calcext:value-type="float">
            <text:p>173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Gentianaceae</text:p>
          </table:table-cell>
          <table:table-cell table:style-name="ce6" office:value-type="string" calcext:value-type="string">
            <text:p>Tárnicsfélék</text:p>
          </table:table-cell>
          <table:table-cell office:value-type="string" calcext:value-type="string">
            <text:p>gentiana_pneumonanthe</text:p>
          </table:table-cell>
          <table:table-cell table:number-columns-repeated="59"/>
        </table:table-row>
        <table:table-row table:style-name="ro1">
          <table:table-cell table:style-name="ce21" office:value-type="float" office:value="174" calcext:value-type="float">
            <text:p>174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table:style-name="ce25" office:value-type="string" calcext:value-type="string">
            <text:p>Buzérfélék</text:p>
          </table:table-cell>
          <table:table-cell office:value-type="string" calcext:value-type="string">
            <text:p>galium_odoratum_(=syn._asperula_odorata)</text:p>
          </table:table-cell>
          <table:table-cell table:number-columns-repeated="59"/>
        </table:table-row>
        <table:table-row table:style-name="ro1">
          <table:table-cell table:style-name="ce21" office:value-type="float" office:value="175" calcext:value-type="float">
            <text:p>175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25" office:value-type="string" calcext:value-type="string">
            <text:p>Gólyaorrfélék</text:p>
          </table:table-cell>
          <table:table-cell office:value-type="string" calcext:value-type="string">
            <text:p>geranium_sanguineum</text:p>
          </table:table-cell>
          <table:table-cell table:number-columns-repeated="59"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25" office:value-type="string" calcext:value-type="string">
            <text:p>Gólyaorrfélék</text:p>
          </table:table-cell>
          <table:table-cell office:value-type="string" calcext:value-type="string">
            <text:p>pelargonium_peltatum</text:p>
          </table:table-cell>
          <table:table-cell table:number-columns-repeated="59"/>
        </table:table-row>
        <table:table-row table:style-name="ro1">
          <table:table-cell table:style-name="ce21" office:value-type="float" office:value="177" calcext:value-type="float">
            <text:p>177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25" office:value-type="string" calcext:value-type="string">
            <text:p>Gólyaorrfélék</text:p>
          </table:table-cell>
          <table:table-cell office:value-type="string" calcext:value-type="string">
            <text:p>pelargonium_zonale</text:p>
          </table:table-cell>
          <table:table-cell table:number-columns-repeated="59"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Gesneriaceae</text:p>
          </table:table-cell>
          <table:table-cell table:style-name="ce25" office:value-type="string" calcext:value-type="string">
            <text:p>Csuporkafélék</text:p>
          </table:table-cell>
          <table:table-cell table:style-name="ce23" office:value-type="string" calcext:value-type="string">
            <text:p>saintpaulia_ionanth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79" calcext:value-type="float">
            <text:p>179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table:style-name="ce23" office:value-type="string" calcext:value-type="string">
            <text:p>ajuga_reptans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table:style-name="ce23" office:value-type="string" calcext:value-type="string">
            <text:p>glechoma_hederace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81" calcext:value-type="float">
            <text:p>181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table:style-name="ce23" office:value-type="string" calcext:value-type="string">
            <text:p>glechoma_hirsuta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table:style-name="ce23" office:value-type="string" calcext:value-type="string">
            <text:p>lamiastrum_galeobdolon_(=syn._galeobdolon_luteum)</text:p>
          </table:table-cell>
          <table:table-cell table:style-name="ce23" table:number-columns-repeated="3"/>
          <table:table-cell table:number-columns-repeated="56"/>
        </table:table-row>
        <table:table-row table:style-name="ro2">
          <table:table-cell table:style-name="ce21" office:value-type="float" office:value="183" calcext:value-type="float">
            <text:p>183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table:style-name="ce23" office:value-type="string" calcext:value-type="string">
            <text:p>lamium_maculatum</text:p>
          </table:table-cell>
          <table:table-cell table:style-name="ce23" table:number-columns-repeated="3"/>
          <table:table-cell table:number-columns-repeated="56"/>
        </table:table-row>
        <table:table-row table:style-name="ro1">
          <table:table-cell table:style-name="ce21" office:value-type="float" office:value="184" calcext:value-type="float">
            <text:p>184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lavandula_angustif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özönséges levendula</text:p>
          </table:table-cell>
          <table:table-cell office:value-type="string" calcext:value-type="string">
            <text:p>Ny-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85" calcext:value-type="float">
            <text:p>185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origanum_vulgare</text:p>
          </table:table-cell>
          <table:table-cell table:number-columns-repeated="59"/>
        </table:table-row>
        <table:table-row table:style-name="ro1">
          <table:table-cell table:style-name="ce21" office:value-type="float" office:value="186" calcext:value-type="float">
            <text:p>186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rosmarinus_officin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aring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salvia_nemorosa</text:p>
          </table:table-cell>
          <table:table-cell table:number-columns-repeated="59"/>
        </table:table-row>
        <table:table-row table:style-name="ro1">
          <table:table-cell table:style-name="ce21" office:value-type="float" office:value="188" calcext:value-type="float">
            <text:p>188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salvia_nutans</text:p>
          </table:table-cell>
          <table:table-cell table:number-columns-repeated="59"/>
        </table:table-row>
        <table:table-row table:style-name="ro1">
          <table:table-cell table:style-name="ce21" office:value-type="float" office:value="189" calcext:value-type="float">
            <text:p>189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salvia_officin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vosi zsály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0" calcext:value-type="float">
            <text:p>190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25" office:value-type="string" calcext:value-type="string">
            <text:p>Ajakosok</text:p>
          </table:table-cell>
          <table:table-cell office:value-type="string" calcext:value-type="string">
            <text:p>salvia_pratensis</text:p>
          </table:table-cell>
          <table:table-cell table:number-columns-repeated="59"/>
        </table:table-row>
        <table:table-row table:style-name="ro1">
          <table:table-cell table:style-name="ce21" office:value-type="float" office:value="191" calcext:value-type="float">
            <text:p>191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table:style-name="ce25" office:value-type="string" calcext:value-type="string">
            <text:p>Olajfafélék</text:p>
          </table:table-cell>
          <table:table-cell office:value-type="string" calcext:value-type="string">
            <text:p>jasminum_nudiflo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li jázmin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53"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table:style-name="ce25" office:value-type="string" calcext:value-type="string">
            <text:p>Olajfafélék</text:p>
          </table:table-cell>
          <table:table-cell office:value-type="string" calcext:value-type="string">
            <text:p>ligustrum_ovalifolium</text:p>
          </table:table-cell>
          <table:table-cell office:value-type="string" calcext:value-type="string">
            <text:p>N|M</text:p>
          </table:table-cell>
          <table:table-cell table:style-name="ce23" office:value-type="string" calcext:value-type="string">
            <text:p>széleslevelű fagyal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3" calcext:value-type="float">
            <text:p>193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Scrophulariaceae</text:p>
          </table:table-cell>
          <table:table-cell table:style-name="ce25" office:value-type="string" calcext:value-type="string">
            <text:p>Görvélyfűfélék</text:p>
          </table:table-cell>
          <table:table-cell office:value-type="string" calcext:value-type="string">
            <text:p>buddleja_davidii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illatos nyáriorgon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table:style-name="ce25" office:value-type="string" calcext:value-type="string">
            <text:p>Babérfélék</text:p>
          </table:table-cell>
          <table:table-cell office:value-type="string" calcext:value-type="string">
            <text:p>laurus_nobi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mes babér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5" calcext:value-type="float">
            <text:p>195</text:p>
          </table:table-cell>
          <table:table-cell office:value-type="string" calcext:value-type="string">
            <text:p>Lycopodiales</text:p>
          </table:table-cell>
          <table:table-cell office:value-type="string" calcext:value-type="string">
            <text:p>Lycopodiaceae</text:p>
          </table:table-cell>
          <table:table-cell table:style-name="ce25" office:value-type="string" calcext:value-type="string">
            <text:p>Korpafűfélék</text:p>
          </table:table-cell>
          <table:table-cell office:value-type="string" calcext:value-type="string">
            <text:p>lycopodium_clavat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apcsos korpafű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table:style-name="ce25" office:value-type="string" calcext:value-type="string">
            <text:p>Kutyatejfélék</text:p>
          </table:table-cell>
          <table:table-cell office:value-type="string" calcext:value-type="string">
            <text:p>euphorbia_mil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pás kutyatej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7" calcext:value-type="float">
            <text:p>197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table:style-name="ce25" office:value-type="string" calcext:value-type="string">
            <text:p>Kutyatejfélék</text:p>
          </table:table-cell>
          <table:table-cell office:value-type="string" calcext:value-type="string">
            <text:p>euphorbia_myrsinite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élszaki kutyatej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Hypericaceae</text:p>
          </table:table-cell>
          <table:table-cell table:style-name="ce25" office:value-type="string" calcext:value-type="string">
            <text:p>Orbáncfűfélék</text:p>
          </table:table-cell>
          <table:table-cell table:style-name="ce23" office:value-type="string" calcext:value-type="string">
            <text:p>hypericum_calycinum</text:p>
          </table:table-cell>
          <table:table-cell table:style-name="ce23" office:value-type="string" calcext:value-type="string">
            <text:p>Ch</text:p>
          </table:table-cell>
          <table:table-cell table:style-name="ce23" office:value-type="string" calcext:value-type="string">
            <text:p>örökzöld orbáncfű</text:p>
          </table:table-cell>
          <table:table-cell table:style-name="ce23" office:value-type="string" calcext:value-type="string">
            <text:p>Balk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199" calcext:value-type="float">
            <text:p>199</text:p>
          </table:table-cell>
          <table:table-cell office:value-type="string" calcext:value-type="string">
            <text:p>Pandanales</text:p>
          </table:table-cell>
          <table:table-cell office:value-type="string" calcext:value-type="string">
            <text:p>Pandanaceae</text:p>
          </table:table-cell>
          <table:table-cell table:style-name="ce25" office:value-type="string" calcext:value-type="string">
            <text:p>Csavarpálmafélék</text:p>
          </table:table-cell>
          <table:table-cell office:value-type="string" calcext:value-type="string">
            <text:p>pandanus_veitch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rkalevelű csavarpálma</text:p>
          </table:table-cell>
          <table:table-cell office:value-type="string" calcext:value-type="string">
            <text:p>Óceán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0" calcext:value-type="float">
            <text:p>20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table:style-name="ce25" office:value-type="string" calcext:value-type="string">
            <text:p>Araukáriafélék</text:p>
          </table:table-cell>
          <table:table-cell office:value-type="string" calcext:value-type="string">
            <text:p>araucaria_heterophyll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obafenyő</text:p>
          </table:table-cell>
          <table:table-cell office:value-type="string" calcext:value-type="string">
            <text:p>Norfolk-szg. | AUSTRAL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1" calcext:value-type="float">
            <text:p>20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cupressus_arizonic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rizonai ciprus</text:p>
          </table:table-cell>
          <table:table-cell office:value-type="string" calcext:value-type="string">
            <text:p>Arizona, É-Mexikó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cupressus_semperviren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örökzöld ciprus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3" calcext:value-type="float">
            <text:p>20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×_cupressocyparis_leylandi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eyland-ciprus</text:p>
          </table:table-cell>
          <table:table-cell office:value-type="string" calcext:value-type="string">
            <text:p>angliai kerti hibr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4" calcext:value-type="float">
            <text:p>20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chamaecyparis_lawso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regoni hamisciprus</text:p>
          </table:table-cell>
          <table:table-cell office:value-type="string" calcext:value-type="string">
            <text:p>Kalifornia, Orego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5" calcext:value-type="float">
            <text:p>20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platycladus_orientalis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keleti tuja, életf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6" calcext:value-type="float">
            <text:p>20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thuja_occidentalis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nyugati tuj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7" calcext:value-type="float">
            <text:p>207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thuja_plicat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óriástuj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juniperus_chinen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ínai borók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09" calcext:value-type="float">
            <text:p>209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juniperus_commu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özönséges boróka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0" calcext:value-type="float">
            <text:p>21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juniperus_sa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hézszagú boróka</text:p>
          </table:table-cell>
          <table:table-cell office:value-type="string" calcext:value-type="string">
            <text:p>D-Eurázsia hegyvidékei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1" calcext:value-type="float">
            <text:p>21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juniperus_virgi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irginiai borók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25" office:value-type="string" calcext:value-type="string">
            <text:p>Ciprusfélék</text:p>
          </table:table-cell>
          <table:table-cell office:value-type="string" calcext:value-type="string">
            <text:p>sequoiadendron_giganteu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egyi mamutfenyő</text:p>
          </table:table-cell>
          <table:table-cell office:value-type="string" calcext:value-type="string">
            <text:p>É-Amerika: Kaliforn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abies_concolo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olorádói jegenyefenyő</text:p>
          </table:table-cell>
          <table:table-cell office:value-type="string" calcext:value-type="string">
            <text:p>Pacif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4" calcext:value-type="float">
            <text:p>21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abies_nordman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aukázusi jegenyefenyő</text:p>
          </table:table-cell>
          <table:table-cell office:value-type="string" calcext:value-type="string">
            <text:p>Kisázsia–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5" calcext:value-type="float">
            <text:p>21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abies_pinsapo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ndalúziai jegenyefenyő</text:p>
          </table:table-cell>
          <table:table-cell office:value-type="string" calcext:value-type="string">
            <text:p>Ny-Med.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cea_abie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özönséges luc</text:p>
          </table:table-cell>
          <table:table-cell office:value-type="string" calcext:value-type="string">
            <text:p>európ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7" calcext:value-type="float">
            <text:p>217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cea_omorik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erb luc</text:p>
          </table:table-cell>
          <table:table-cell office:value-type="string" calcext:value-type="string">
            <text:p>Balk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8" calcext:value-type="float">
            <text:p>218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cea_pungen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úrós luc</text:p>
          </table:table-cell>
          <table:table-cell office:value-type="string" calcext:value-type="string">
            <text:p>É-Amerika: Sziklás-hg.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19" calcext:value-type="float">
            <text:p>219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seudotsuga_menziesi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uglászfenyő</text:p>
          </table:table-cell>
          <table:table-cell office:value-type="string" calcext:value-type="string">
            <text:p>Pacif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0" calcext:value-type="float">
            <text:p>22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cedrus_atlantic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tlasz cédrus</text:p>
          </table:table-cell>
          <table:table-cell office:value-type="string" calcext:value-type="string">
            <text:p>É-Af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1" calcext:value-type="float">
            <text:p>22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nus_wallich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imalájai selyemfenyő</text:p>
          </table:table-cell>
          <table:table-cell office:value-type="string" calcext:value-type="string">
            <text:p>Himaláj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2" calcext:value-type="float">
            <text:p>22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nus_strobu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ima fenyő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nus_sylvestri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rdei fenyő</text:p>
          </table:table-cell>
          <table:table-cell office:value-type="string" calcext:value-type="string">
            <text:p>eurázsi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nus_mugo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törpefenyő</text:p>
          </table:table-cell>
          <table:table-cell office:value-type="string" calcext:value-type="string">
            <text:p>Európa magashegyvidéké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5" calcext:value-type="float">
            <text:p>22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25" office:value-type="string" calcext:value-type="string">
            <text:p>(Ikermagvas) fenyőfélék</text:p>
          </table:table-cell>
          <table:table-cell office:value-type="string" calcext:value-type="string">
            <text:p>pinus_nigr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ekete fenyő</text:p>
          </table:table-cell>
          <table:table-cell office:value-type="string" calcext:value-type="string">
            <text:p>Mediterrán hegyvidé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6" calcext:value-type="float">
            <text:p>22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Taxaceae</text:p>
          </table:table-cell>
          <table:table-cell table:style-name="ce25" office:value-type="string" calcext:value-type="string">
            <text:p>Tiszafafélék</text:p>
          </table:table-cell>
          <table:table-cell office:value-type="string" calcext:value-type="string">
            <text:p>taxus_baccata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tiszafa</text:p>
          </table:table-cell>
          <table:table-cell office:value-type="string" calcext:value-type="string">
            <text:p>európ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7" calcext:value-type="float">
            <text:p>227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Aristolochiaceae</text:p>
          </table:table-cell>
          <table:table-cell table:style-name="ce25" office:value-type="string" calcext:value-type="string">
            <text:p>Farkasalmafélék</text:p>
          </table:table-cell>
          <table:table-cell office:value-type="string" calcext:value-type="string">
            <text:p>asarum_europaeum</text:p>
          </table:table-cell>
          <table:table-cell office:value-type="string" calcext:value-type="string">
            <text:p>H|G</text:p>
          </table:table-cell>
          <table:table-cell office:value-type="string" calcext:value-type="string">
            <text:p>kapotnyak</text:p>
          </table:table-cell>
          <table:table-cell office:value-type="string" calcext:value-type="string">
            <text:p>eurázsi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Bromeliaceae</text:p>
          </table:table-cell>
          <table:table-cell table:style-name="ce25" office:value-type="string" calcext:value-type="string">
            <text:p>Broméliafélék</text:p>
          </table:table-cell>
          <table:table-cell office:value-type="string" calcext:value-type="string">
            <text:p>aechmea_fascia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síkolt lándzsarózsa</text:p>
          </table:table-cell>
          <table:table-cell office:value-type="string" calcext:value-type="string">
            <text:p>Brazíli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Bromeliaceae</text:p>
          </table:table-cell>
          <table:table-cell table:style-name="ce25" office:value-type="string" calcext:value-type="string">
            <text:p>Broméliafélék</text:p>
          </table:table-cell>
          <table:table-cell office:value-type="string" calcext:value-type="string">
            <text:p>billbergia_nutan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ókoló billbergia</text:p>
          </table:table-cell>
          <table:table-cell office:value-type="string" calcext:value-type="string">
            <text:p>D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0" calcext:value-type="float">
            <text:p>230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table:style-name="ce25" office:value-type="string" calcext:value-type="string">
            <text:p>Pázsitfűfélék</text:p>
          </table:table-cell>
          <table:table-cell office:value-type="string" calcext:value-type="string">
            <text:p>phyllostachys_bissetii</text:p>
          </table:table-cell>
          <table:table-cell office:value-type="string" calcext:value-type="string">
            <text:p>N|G</text:p>
          </table:table-cell>
          <table:table-cell office:value-type="string" calcext:value-type="string">
            <text:p>zöldszárú sövénybambusz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1" calcext:value-type="float">
            <text:p>231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spleniaceae</text:p>
          </table:table-cell>
          <table:table-cell table:style-name="ce25" office:value-type="string" calcext:value-type="string">
            <text:p>Fodorkafélék</text:p>
          </table:table-cell>
          <table:table-cell office:value-type="string" calcext:value-type="string">
            <text:p>asplenium_nidus</text:p>
          </table:table-cell>
          <table:table-cell table:style-name="ce23" office:value-type="string" calcext:value-type="string">
            <text:p>E</text:p>
          </table:table-cell>
          <table:table-cell office:value-type="string" calcext:value-type="string">
            <text:p>madárfészekpáfrány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spleniaceae</text:p>
          </table:table-cell>
          <table:table-cell table:style-name="ce25" office:value-type="string" calcext:value-type="string">
            <text:p>Fodorkafélék</text:p>
          </table:table-cell>
          <table:table-cell office:value-type="string" calcext:value-type="string">
            <text:p>asplenium_scolopendrium</text:p>
          </table:table-cell>
          <table:table-cell table:style-name="ce23" office:value-type="string" calcext:value-type="string">
            <text:p>G</text:p>
          </table:table-cell>
          <table:table-cell office:value-type="string" calcext:value-type="string">
            <text:p>gímnyelvpáfrány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3" calcext:value-type="float">
            <text:p>233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Dryopteridaceae</text:p>
          </table:table-cell>
          <table:table-cell table:style-name="ce25" office:value-type="string" calcext:value-type="string">
            <text:p>Pajzsikafélék</text:p>
          </table:table-cell>
          <table:table-cell office:value-type="string" calcext:value-type="string">
            <text:p>cyrtomium_falcatum</text:p>
          </table:table-cell>
          <table:table-cell table:style-name="ce23" office:value-type="string" calcext:value-type="string">
            <text:p>H</text:p>
          </table:table-cell>
          <table:table-cell office:value-type="string" calcext:value-type="string">
            <text:p>sarlóspajzsika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4" calcext:value-type="float">
            <text:p>234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olypodiaceae</text:p>
          </table:table-cell>
          <table:table-cell table:style-name="ce25" office:value-type="string" calcext:value-type="string">
            <text:p>Édesgyökerű páfrány-félék</text:p>
          </table:table-cell>
          <table:table-cell office:value-type="string" calcext:value-type="string">
            <text:p>polypodium_vulgare</text:p>
          </table:table-cell>
          <table:table-cell table:style-name="ce23" office:value-type="string" calcext:value-type="string">
            <text:p>G</text:p>
          </table:table-cell>
          <table:table-cell office:value-type="string" calcext:value-type="string">
            <text:p>édesgyökerű páfrány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teridaceae</text:p>
          </table:table-cell>
          <table:table-cell table:style-name="ce25" office:value-type="string" calcext:value-type="string">
            <text:p>Szalagpáfrányfélék</text:p>
          </table:table-cell>
          <table:table-cell office:value-type="string" calcext:value-type="string">
            <text:p>adiantum_tener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nomlombú vénuszfodorka</text:p>
          </table:table-cell>
          <table:table-cell office:value-type="string" calcext:value-type="string">
            <text:p>Közép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Berberidaceae</text:p>
          </table:table-cell>
          <table:table-cell table:style-name="ce25" office:value-type="string" calcext:value-type="string">
            <text:p>Borbolyafélék</text:p>
          </table:table-cell>
          <table:table-cell office:value-type="string" calcext:value-type="string">
            <text:p>berberis_julian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úlia borboly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7" calcext:value-type="float">
            <text:p>237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Berberidaceae</text:p>
          </table:table-cell>
          <table:table-cell table:style-name="ce25" office:value-type="string" calcext:value-type="string">
            <text:p>Borbolyafélék</text:p>
          </table:table-cell>
          <table:table-cell office:value-type="string" calcext:value-type="string">
            <text:p>mahonia_aquifol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özönséges mahónia</text:p>
          </table:table-cell>
          <table:table-cell office:value-type="string" calcext:value-type="string">
            <text:p>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8" calcext:value-type="float">
            <text:p>238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Ranunculaceae</text:p>
          </table:table-cell>
          <table:table-cell table:style-name="ce25" office:value-type="string" calcext:value-type="string">
            <text:p>Boglárkafélék</text:p>
          </table:table-cell>
          <table:table-cell office:value-type="string" calcext:value-type="string">
            <text:p>helleborus_ni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kete hunyor</text:p>
          </table:table-cell>
          <table:table-cell office:value-type="string" calcext:value-type="string">
            <text:p>Alpo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39" calcext:value-type="float">
            <text:p>239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25" office:value-type="string" calcext:value-type="string">
            <text:p>Eperfafélék</text:p>
          </table:table-cell>
          <table:table-cell office:value-type="string" calcext:value-type="string">
            <text:p>ficus_benjam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süngőágú 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25" office:value-type="string" calcext:value-type="string">
            <text:p>Eperfafélék</text:p>
          </table:table-cell>
          <table:table-cell office:value-type="string" calcext:value-type="string">
            <text:p>ficus_elasti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oba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1" calcext:value-type="float">
            <text:p>241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25" office:value-type="string" calcext:value-type="string">
            <text:p>Eperfafélék</text:p>
          </table:table-cell>
          <table:table-cell office:value-type="string" calcext:value-type="string">
            <text:p>ficus_lyr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tlevelű 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2" calcext:value-type="float">
            <text:p>242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table:style-name="ce25" office:value-type="string" calcext:value-type="string">
            <text:p>Rózsafélék</text:p>
          </table:table-cell>
          <table:table-cell office:value-type="string" calcext:value-type="string">
            <text:p>pyracantha_coccinea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közönséges tűztövis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prunus_laurocerasus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babérmeggy</text:p>
          </table:table-cell>
          <table:table-cell office:value-type="string" calcext:value-type="string">
            <text:p>Balkán–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cotoneaster_horizont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rti madárbirs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5" calcext:value-type="float">
            <text:p>245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cotoneaster_salicifol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űzlevelű madárbirs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6" calcext:value-type="float">
            <text:p>246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Rutafélék</text:p>
          </table:table-cell>
          <table:table-cell table:style-name="ce23" office:value-type="string" calcext:value-type="string">
            <text:p>citrus_×_limon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citrom</text:p>
          </table:table-cell>
          <table:table-cell table:style-name="ce23" office:value-type="string" calcext:value-type="string">
            <text:p>India; termesztve: Mediterrán 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7" calcext:value-type="float">
            <text:p>247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Rutafélék</text:p>
          </table:table-cell>
          <table:table-cell table:style-name="ce23" office:value-type="string" calcext:value-type="string">
            <text:p>skimmia_japonica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japán dérbabér</text:p>
          </table:table-cell>
          <table:table-cell table:style-name="ce23"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mpervivum_tector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ázi kövirózsa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49" calcext:value-type="float">
            <text:p>249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acr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orsos varjúháj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alb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fehér varjúháj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51" calcext:value-type="float">
            <text:p>251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sexangular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tsoros varjúháj</text:p>
          </table:table-cell>
          <table:table-cell table:number-columns-repeated="57"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Kőtörőfűfélék</text:p>
          </table:table-cell>
          <table:table-cell office:value-type="string" calcext:value-type="string">
            <text:p>bergenia_crassifol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skoslevelű bőrlevél</text:p>
          </table:table-cell>
          <table:table-cell office:value-type="string" calcext:value-type="string">
            <text:p>Közép-Ázsia: Szibér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21" office:value-type="float" office:value="253" calcext:value-type="float">
            <text:p>253</text:p>
          </table:table-cell>
          <table:table-cell office:value-type="string" calcext:value-type="string">
            <text:p>Solanales</text:p>
          </table:table-cell>
          <table:table-cell table:style-name="ce4" office:value-type="string" calcext:value-type="string">
            <text:p>Convolvulaceae</text:p>
          </table:table-cell>
          <table:table-cell table:style-name="Default" office:value-type="string" calcext:value-type="string">
            <text:p>Szulákfélék</text:p>
          </table:table-cell>
          <table:table-cell table:style-name="ce4" office:value-type="string" calcext:value-type="string">
            <text:p>convolvulus_arvensis</text:p>
          </table:table-cell>
          <table:table-cell table:number-columns-repeated="59"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capsicum_anuum</text:p>
          </table:table-cell>
          <table:table-cell table:number-columns-repeated="59"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lycium_barbarum</text:p>
          </table:table-cell>
          <table:table-cell table:number-columns-repeated="59"/>
        </table:table-row>
        <table:table-row table:style-name="ro1">
          <table:table-cell table:style-name="ce21" office:value-type="float" office:value="256" calcext:value-type="float">
            <text:p>256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petunia_x_hybrida</text:p>
          </table:table-cell>
          <table:table-cell table:number-columns-repeated="59"/>
        </table:table-row>
        <table:table-row table:style-name="ro1">
          <table:table-cell table:style-name="ce21" office:value-type="float" office:value="257" calcext:value-type="float">
            <text:p>257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dulcamara</text:p>
          </table:table-cell>
          <table:table-cell table:number-columns-repeated="59"/>
        </table:table-row>
        <table:table-row table:style-name="ro1">
          <table:table-cell table:style-name="ce21" office:value-type="float" office:value="258" calcext:value-type="float">
            <text:p>258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lycopersicon_(=syn._lycopersicon_esculentum)</text:p>
          </table:table-cell>
          <table:table-cell table:number-columns-repeated="59"/>
        </table:table-row>
        <table:table-row table:style-name="ro1">
          <table:table-cell table:style-name="ce21" office:value-type="float" office:value="259" calcext:value-type="float">
            <text:p>259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tuberosum</text:p>
          </table:table-cell>
          <table:table-cell table:number-columns-repeated="59"/>
        </table:table-row>
        <table:table-row table:style-name="ro1">
          <table:table-cell table:style-name="ce21" office:value-type="float" office:value="260" calcext:value-type="float">
            <text:p>260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parthenocissus_guinguefolia</text:p>
          </table:table-cell>
          <table:table-cell table:number-columns-repeated="59"/>
        </table:table-row>
        <table:table-row table:style-name="ro1">
          <table:table-cell table:style-name="ce21" office:value-type="float" office:value="261" calcext:value-type="float">
            <text:p>261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parthenocissus_inserta</text:p>
          </table:table-cell>
          <table:table-cell table:number-columns-repeated="59"/>
        </table:table-row>
        <table:table-row table:style-name="ro1">
          <table:table-cell table:style-name="ce21" office:value-type="float" office:value="262" calcext:value-type="float">
            <text:p>262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vitis_vinifera</text:p>
          </table:table-cell>
          <table:table-cell table:number-columns-repeated="59"/>
        </table:table-row>
        <table:table-row table:style-name="ro1">
          <table:table-cell table:style-name="ce21" office:value-type="float" office:value="263" calcext:value-type="float">
            <text:p>263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vitis_vulpina_(=syn._vitis_riparia)</text:p>
          </table:table-cell>
          <table:table-cell table:number-columns-repeated="59"/>
        </table:table-row>
        <table:table-row table:style-name="ro1">
          <table:table-cell table:style-name="ce21" office:value-type="float" office:value="264" calcext:value-type="float">
            <text:p>264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Cannaceae</text:p>
          </table:table-cell>
          <table:table-cell office:value-type="string" calcext:value-type="string">
            <text:p>Kannafélék</text:p>
          </table:table-cell>
          <table:table-cell office:value-type="string" calcext:value-type="string">
            <text:p>canna_x_generalis</text:p>
          </table:table-cell>
          <table:table-cell table:number-columns-repeated="59"/>
        </table:table-row>
        <table:table-row table:style-name="ro1">
          <table:table-cell table:style-name="ce21"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table:style-name="ce21" office:value-type="float" office:value="266" calcext:value-type="float">
            <text:p>266</text:p>
          </table:table-cell>
          <table:table-cell table:number-columns-repeated="63"/>
        </table:table-row>
        <table:table-row table:style-name="ro1">
          <table:table-cell table:style-name="ce21" office:value-type="float" office:value="267" calcext:value-type="float">
            <text:p>267</text:p>
          </table:table-cell>
          <table:table-cell table:number-columns-repeated="63"/>
        </table:table-row>
        <table:table-row table:style-name="ro1">
          <table:table-cell table:style-name="ce21" office:value-type="float" office:value="268" calcext:value-type="float">
            <text:p>268</text:p>
          </table:table-cell>
          <table:table-cell table:number-columns-repeated="63"/>
        </table:table-row>
        <table:table-row table:style-name="ro1">
          <table:table-cell table:style-name="ce21" office:value-type="float" office:value="269" calcext:value-type="float">
            <text:p>269</text:p>
          </table:table-cell>
          <table:table-cell table:number-columns-repeated="63"/>
        </table:table-row>
        <table:table-row table:style-name="ro1">
          <table:table-cell table:style-name="ce21" office:value-type="float" office:value="270" calcext:value-type="float">
            <text:p>270</text:p>
          </table:table-cell>
          <table:table-cell table:number-columns-repeated="63"/>
        </table:table-row>
        <table:table-row table:style-name="ro1">
          <table:table-cell table:style-name="ce21" office:value-type="float" office:value="271" calcext:value-type="float">
            <text:p>271</text:p>
          </table:table-cell>
          <table:table-cell table:number-columns-repeated="63"/>
        </table:table-row>
        <table:table-row table:style-name="ro1">
          <table:table-cell table:style-name="ce21" office:value-type="float" office:value="272" calcext:value-type="float">
            <text:p>272</text:p>
          </table:table-cell>
          <table:table-cell table:number-columns-repeated="63"/>
        </table:table-row>
        <table:table-row table:style-name="ro1">
          <table:table-cell table:style-name="ce21" office:value-type="float" office:value="273" calcext:value-type="float">
            <text:p>273</text:p>
          </table:table-cell>
          <table:table-cell table:number-columns-repeated="63"/>
        </table:table-row>
        <table:table-row table:style-name="ro1">
          <table:table-cell table:style-name="ce21" office:value-type="float" office:value="274" calcext:value-type="float">
            <text:p>274</text:p>
          </table:table-cell>
          <table:table-cell table:number-columns-repeated="63"/>
        </table:table-row>
        <table:table-row table:style-name="ro1">
          <table:table-cell table:style-name="ce21" office:value-type="float" office:value="275" calcext:value-type="float">
            <text:p>275</text:p>
          </table:table-cell>
          <table:table-cell table:number-columns-repeated="63"/>
        </table:table-row>
        <table:table-row table:style-name="ro1">
          <table:table-cell table:style-name="ce21" office:value-type="float" office:value="276" calcext:value-type="float">
            <text:p>276</text:p>
          </table:table-cell>
          <table:table-cell table:number-columns-repeated="63"/>
        </table:table-row>
        <table:table-row table:style-name="ro1">
          <table:table-cell table:style-name="ce21" office:value-type="float" office:value="277" calcext:value-type="float">
            <text:p>277</text:p>
          </table:table-cell>
          <table:table-cell table:number-columns-repeated="63"/>
        </table:table-row>
        <table:table-row table:style-name="ro1">
          <table:table-cell table:style-name="ce21" office:value-type="float" office:value="278" calcext:value-type="float">
            <text:p>278</text:p>
          </table:table-cell>
          <table:table-cell table:number-columns-repeated="63"/>
        </table:table-row>
        <table:table-row table:style-name="ro1">
          <table:table-cell table:style-name="ce21" office:value-type="float" office:value="279" calcext:value-type="float">
            <text:p>279</text:p>
          </table:table-cell>
          <table:table-cell table:number-columns-repeated="63"/>
        </table:table-row>
        <table:table-row table:style-name="ro1">
          <table:table-cell table:style-name="ce21" office:value-type="float" office:value="280" calcext:value-type="float">
            <text:p>280</text:p>
          </table:table-cell>
          <table:table-cell table:number-columns-repeated="63"/>
        </table:table-row>
        <table:table-row table:style-name="ro1">
          <table:table-cell table:style-name="ce21" office:value-type="float" office:value="281" calcext:value-type="float">
            <text:p>281</text:p>
          </table:table-cell>
          <table:table-cell table:number-columns-repeated="63"/>
        </table:table-row>
        <table:table-row table:style-name="ro1">
          <table:table-cell table:style-name="ce21" office:value-type="float" office:value="282" calcext:value-type="float">
            <text:p>282</text:p>
          </table:table-cell>
          <table:table-cell table:number-columns-repeated="63"/>
        </table:table-row>
        <table:table-row table:style-name="ro1">
          <table:table-cell table:style-name="ce21" office:value-type="float" office:value="283" calcext:value-type="float">
            <text:p>283</text:p>
          </table:table-cell>
          <table:table-cell table:number-columns-repeated="63"/>
        </table:table-row>
        <table:table-row table:style-name="ro1">
          <table:table-cell table:style-name="ce21" office:value-type="float" office:value="284" calcext:value-type="float">
            <text:p>284</text:p>
          </table:table-cell>
          <table:table-cell table:number-columns-repeated="63"/>
        </table:table-row>
        <table:table-row table:style-name="ro1">
          <table:table-cell table:style-name="ce21" office:value-type="float" office:value="285" calcext:value-type="float">
            <text:p>285</text:p>
          </table:table-cell>
          <table:table-cell table:number-columns-repeated="63"/>
        </table:table-row>
        <table:table-row table:style-name="ro1">
          <table:table-cell table:style-name="ce21" office:value-type="float" office:value="286" calcext:value-type="float">
            <text:p>286</text:p>
          </table:table-cell>
          <table:table-cell table:number-columns-repeated="63"/>
        </table:table-row>
        <table:table-row table:style-name="ro1">
          <table:table-cell table:style-name="ce21" office:value-type="float" office:value="287" calcext:value-type="float">
            <text:p>287</text:p>
          </table:table-cell>
          <table:table-cell table:number-columns-repeated="63"/>
        </table:table-row>
        <table:table-row table:style-name="ro1">
          <table:table-cell table:style-name="ce21" office:value-type="float" office:value="288" calcext:value-type="float">
            <text:p>288</text:p>
          </table:table-cell>
          <table:table-cell table:number-columns-repeated="63"/>
        </table:table-row>
        <table:table-row table:style-name="ro1">
          <table:table-cell table:style-name="ce21" office:value-type="float" office:value="289" calcext:value-type="float">
            <text:p>289</text:p>
          </table:table-cell>
          <table:table-cell table:number-columns-repeated="63"/>
        </table:table-row>
        <table:table-row table:style-name="ro1">
          <table:table-cell table:style-name="ce21" office:value-type="float" office:value="290" calcext:value-type="float">
            <text:p>290</text:p>
          </table:table-cell>
          <table:table-cell table:number-columns-repeated="63"/>
        </table:table-row>
        <table:table-row table:style-name="ro1">
          <table:table-cell table:style-name="ce21" office:value-type="float" office:value="291" calcext:value-type="float">
            <text:p>291</text:p>
          </table:table-cell>
          <table:table-cell table:number-columns-repeated="63"/>
        </table:table-row>
        <table:table-row table:style-name="ro1">
          <table:table-cell table:style-name="ce21" office:value-type="float" office:value="292" calcext:value-type="float">
            <text:p>292</text:p>
          </table:table-cell>
          <table:table-cell table:number-columns-repeated="63"/>
        </table:table-row>
        <table:table-row table:style-name="ro1">
          <table:table-cell table:style-name="ce21" office:value-type="float" office:value="293" calcext:value-type="float">
            <text:p>293</text:p>
          </table:table-cell>
          <table:table-cell table:number-columns-repeated="63"/>
        </table:table-row>
        <table:table-row table:style-name="ro1">
          <table:table-cell table:style-name="ce21" office:value-type="float" office:value="294" calcext:value-type="float">
            <text:p>294</text:p>
          </table:table-cell>
          <table:table-cell table:number-columns-repeated="63"/>
        </table:table-row>
        <table:table-row table:style-name="ro1">
          <table:table-cell table:style-name="ce21"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table:style-name="ce21" office:value-type="float" office:value="296" calcext:value-type="float">
            <text:p>296</text:p>
          </table:table-cell>
          <table:table-cell table:number-columns-repeated="63"/>
        </table:table-row>
        <table:table-row table:style-name="ro1">
          <table:table-cell table:style-name="ce21" office:value-type="float" office:value="297" calcext:value-type="float">
            <text:p>297</text:p>
          </table:table-cell>
          <table:table-cell table:number-columns-repeated="63"/>
        </table:table-row>
        <table:table-row table:style-name="ro1">
          <table:table-cell table:style-name="ce21" office:value-type="float" office:value="298" calcext:value-type="float">
            <text:p>298</text:p>
          </table:table-cell>
          <table:table-cell table:number-columns-repeated="63"/>
        </table:table-row>
        <table:table-row table:style-name="ro1">
          <table:table-cell table:style-name="ce21" office:value-type="float" office:value="299" calcext:value-type="float">
            <text:p>299</text:p>
          </table:table-cell>
          <table:table-cell table:number-columns-repeated="63"/>
        </table:table-row>
        <table:table-row table:style-name="ro1">
          <table:table-cell table:style-name="ce21" office:value-type="float" office:value="300" calcext:value-type="float">
            <text:p>300</text:p>
          </table:table-cell>
          <table:table-cell table:number-columns-repeated="63"/>
        </table:table-row>
        <table:table-row table:style-name="ro1">
          <table:table-cell table:style-name="ce21" office:value-type="float" office:value="301" calcext:value-type="float">
            <text:p>301</text:p>
          </table:table-cell>
          <table:table-cell table:number-columns-repeated="63"/>
        </table:table-row>
        <table:table-row table:style-name="ro1">
          <table:table-cell table:style-name="ce21" office:value-type="float" office:value="302" calcext:value-type="float">
            <text:p>302</text:p>
          </table:table-cell>
          <table:table-cell table:number-columns-repeated="63"/>
        </table:table-row>
        <table:table-row table:style-name="ro1">
          <table:table-cell table:style-name="ce21" office:value-type="float" office:value="303" calcext:value-type="float">
            <text:p>303</text:p>
          </table:table-cell>
          <table:table-cell table:number-columns-repeated="63"/>
        </table:table-row>
        <table:table-row table:style-name="ro1">
          <table:table-cell table:style-name="ce21" office:value-type="float" office:value="304" calcext:value-type="float">
            <text:p>304</text:p>
          </table:table-cell>
          <table:table-cell table:number-columns-repeated="63"/>
        </table:table-row>
        <table:table-row table:style-name="ro1">
          <table:table-cell table:style-name="ce21" office:value-type="float" office:value="305" calcext:value-type="float">
            <text:p>305</text:p>
          </table:table-cell>
          <table:table-cell table:number-columns-repeated="63"/>
        </table:table-row>
        <table:table-row table:style-name="ro1">
          <table:table-cell table:style-name="ce21" office:value-type="float" office:value="306" calcext:value-type="float">
            <text:p>306</text:p>
          </table:table-cell>
          <table:table-cell table:number-columns-repeated="63"/>
        </table:table-row>
        <table:table-row table:style-name="ro1">
          <table:table-cell table:style-name="ce21" office:value-type="float" office:value="307" calcext:value-type="float">
            <text:p>307</text:p>
          </table:table-cell>
          <table:table-cell table:number-columns-repeated="63"/>
        </table:table-row>
        <table:table-row table:style-name="ro1">
          <table:table-cell table:style-name="ce21" office:value-type="float" office:value="308" calcext:value-type="float">
            <text:p>308</text:p>
          </table:table-cell>
          <table:table-cell table:number-columns-repeated="63"/>
        </table:table-row>
        <table:table-row table:style-name="ro1">
          <table:table-cell table:style-name="ce21" office:value-type="float" office:value="309" calcext:value-type="float">
            <text:p>309</text:p>
          </table:table-cell>
          <table:table-cell table:number-columns-repeated="63"/>
        </table:table-row>
        <table:table-row table:style-name="ro1">
          <table:table-cell table:style-name="ce21" office:value-type="float" office:value="310" calcext:value-type="float">
            <text:p>310</text:p>
          </table:table-cell>
          <table:table-cell table:number-columns-repeated="63"/>
        </table:table-row>
        <table:table-row table:style-name="ro1">
          <table:table-cell table:style-name="ce21" office:value-type="float" office:value="311" calcext:value-type="float">
            <text:p>311</text:p>
          </table:table-cell>
          <table:table-cell table:number-columns-repeated="63"/>
        </table:table-row>
        <table:table-row table:style-name="ro1">
          <table:table-cell table:style-name="ce21" office:value-type="float" office:value="312" calcext:value-type="float">
            <text:p>312</text:p>
          </table:table-cell>
          <table:table-cell table:number-columns-repeated="63"/>
        </table:table-row>
        <table:table-row table:style-name="ro1" table:number-rows-repeated="7">
          <table:table-cell table:style-name="ce21"/>
          <table:table-cell table:number-columns-repeated="63"/>
        </table:table-row>
        <table:table-row table:style-name="ro3" table:number-rows-repeated="2">
          <table:table-cell table:style-name="Default"/>
          <table:table-cell table:number-columns-repeated="63"/>
        </table:table-row>
        <table:table-row table:style-name="ro1" table:number-rows-repeated="49">
          <table:table-cell table:style-name="ce21"/>
          <table:table-cell table:number-columns-repeated="63"/>
        </table:table-row>
        <table:table-row table:style-name="ro3" table:number-rows-repeated="104820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ovenycsaladok" table:style-name="ta1">
        <table:table-column table:style-name="co12" table:number-columns-repeated="2" table:default-cell-style-name="ce23"/>
        <table:table-column table:style-name="co13" table:default-cell-style-name="ce23"/>
        <table:table-column table:style-name="co11" table:default-cell-style-name="ce23"/>
        <table:table-column table:style-name="co14" table:default-cell-style-name="ce23"/>
        <table:table-column table:style-name="co11" table:number-columns-repeated="59" table:default-cell-style-name="ce23"/>
        <table:table-column table:style-name="co15" table:number-columns-repeated="960" table:default-cell-style-name="Default"/>
        <table:table-row table:style-name="ro1">
          <table:table-cell table:style-name="ce8"/>
          <table:table-cell table:style-name="ce21"/>
          <table:table-cell table:style-name="ce8" office:value-type="string" calcext:value-type="string">
            <text:p>novenycsalad</text:p>
          </table:table-cell>
          <table:table-cell table:style-name="ce21" office:value-type="string" calcext:value-type="string">
            <text:p>csalad_f?</text:p>
          </table:table-cell>
          <table:table-cell table:style-name="ce21" office:value-type="string" calcext:value-type="string">
            <text:p>noveny_f?</text:p>
          </table:table-cell>
          <table:table-cell table:style-name="ce8" table:number-columns-repeated="59"/>
          <table:table-cell table:style-name="ce9" table:number-columns-repeated="960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maryll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pocy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quifo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ra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raucar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re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ristoloch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sphode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splen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B</text:p>
          </table:table-cell>
          <table:table-cell office:value-type="string" calcext:value-type="string">
            <text:p>Berb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B</text:p>
          </table:table-cell>
          <table:table-cell office:value-type="string" calcext:value-type="string">
            <text:p>Brass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B</text:p>
          </table:table-cell>
          <table:table-cell office:value-type="string" calcext:value-type="string">
            <text:p>Brome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B</text:p>
          </table:table-cell>
          <table:table-cell office:value-type="string" calcext:value-type="string">
            <text:p>Bu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C</text:p>
          </table:table-cell>
          <table:table-cell office:value-type="string" calcext:value-type="string">
            <text:p>Cact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C</text:p>
          </table:table-cell>
          <table:table-cell office:value-type="string" calcext:value-type="string">
            <text:p>Caprifo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C</text:p>
          </table:table-cell>
          <table:table-cell office:value-type="string" calcext:value-type="string">
            <text:p>Celast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C</text:p>
          </table:table-cell>
          <table:table-cell office:value-type="string" calcext:value-type="string">
            <text:p>Commeli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C</text:p>
          </table:table-cell>
          <table:table-cell office:value-type="string" calcext:value-type="string">
            <text:p>Crassu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C</text:p>
          </table:table-cell>
          <table:table-cell office:value-type="string" calcext:value-type="string">
            <text:p>Cupress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D</text:p>
          </table:table-cell>
          <table:table-cell office:value-type="string" calcext:value-type="string">
            <text:p>Dryopt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E</text:p>
          </table:table-cell>
          <table:table-cell office:value-type="string" calcext:value-type="string">
            <text:p>Er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E</text:p>
          </table:table-cell>
          <table:table-cell office:value-type="string" calcext:value-type="string">
            <text:p>Euphorb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G</text:p>
          </table:table-cell>
          <table:table-cell office:value-type="string" calcext:value-type="string">
            <text:p>Garry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H</text:p>
          </table:table-cell>
          <table:table-cell office:value-type="string" calcext:value-type="string">
            <text:p>Hyper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L</text:p>
          </table:table-cell>
          <table:table-cell office:value-type="string" calcext:value-type="string">
            <text:p>Lam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L</text:p>
          </table:table-cell>
          <table:table-cell office:value-type="string" calcext:value-type="string">
            <text:p>Lauracea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L</text:p>
          </table:table-cell>
          <table:table-cell office:value-type="string" calcext:value-type="string">
            <text:p>Lycopod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M</text:p>
          </table:table-cell>
          <table:table-cell office:value-type="string" calcext:value-type="string">
            <text:p>Mo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O</text:p>
          </table:table-cell>
          <table:table-cell office:value-type="string" calcext:value-type="string">
            <text:p>Ole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P</text:p>
          </table:table-cell>
          <table:table-cell office:value-type="string" calcext:value-type="string">
            <text:p>Panda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P</text:p>
          </table:table-cell>
          <table:table-cell office:value-type="string" calcext:value-type="string">
            <text:p>Pi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P</text:p>
          </table:table-cell>
          <table:table-cell office:value-type="string" calcext:value-type="string">
            <text:p>Po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P</text:p>
          </table:table-cell>
          <table:table-cell office:value-type="string" calcext:value-type="string">
            <text:p>Polypod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P</text:p>
          </table:table-cell>
          <table:table-cell office:value-type="string" calcext:value-type="string">
            <text:p>Pt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R</text:p>
          </table:table-cell>
          <table:table-cell office:value-type="string" calcext:value-type="string">
            <text:p>Ranuncu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R</text:p>
          </table:table-cell>
          <table:table-cell office:value-type="string" calcext:value-type="string">
            <text:p>Ros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R</text:p>
          </table:table-cell>
          <table:table-cell office:value-type="string" calcext:value-type="string">
            <text:p>Rut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S</text:p>
          </table:table-cell>
          <table:table-cell office:value-type="string" calcext:value-type="string">
            <text:p>Saxifrag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S</text:p>
          </table:table-cell>
          <table:table-cell office:value-type="string" calcext:value-type="string">
            <text:p>Scrophular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T</text:p>
          </table:table-cell>
          <table:table-cell office:value-type="string" calcext:value-type="string">
            <text:p>Ta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formak" table:style-name="ta1">
        <table:table-column table:style-name="co16" table:default-cell-style-name="ce23"/>
        <table:table-column table:style-name="co11" table:number-columns-repeated="1023" table:default-cell-style-name="ce2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nyek" table:style-name="ta1">
        <table:table-column table:style-name="co17" table:default-cell-style-name="ce23"/>
        <table:table-column table:style-name="co18" table:number-columns-repeated="3" table:default-cell-style-name="ce23"/>
        <table:table-column table:style-name="co11" table:number-columns-repeated="60" table:default-cell-style-name="ce23"/>
        <table:table-row table:style-name="ro3">
          <table:table-cell table:style-name="ce25" office:value-type="string" calcext:value-type="string">
            <text:p>noveny</text:p>
          </table:table-cell>
          <table:table-cell office:value-type="string" calcext:value-type="string">
            <text:p>kep0</text:p>
          </table:table-cell>
          <table:table-cell office:value-type="string" calcext:value-type="string">
            <text:p>kep1</text:p>
          </table:table-cell>
          <table:table-cell office:value-type="string" calcext:value-type="string">
            <text:p>kep2</text:p>
          </table:table-cell>
          <table:table-cell table:number-columns-repeated="60"/>
        </table:table-row>
        <table:table-row table:style-name="ro3">
          <table:table-cell table:style-name="ce25" office:value-type="string" calcext:value-type="string">
            <text:p>Viburnum rhytidophyllum</text:p>
          </table:table-cell>
          <table:table-cell table:number-columns-repeated="3" office:value-type="string" calcext:value-type="string">
            <text:p>x</text:p>
          </table:table-cell>
          <table:table-cell table:number-columns-repeated="60"/>
        </table:table-row>
        <table:table-row table:style-name="ro3">
          <table:table-cell table:style-name="ce25" office:value-type="string" calcext:value-type="string">
            <text:p>Viburnum × pragense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livia miniat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Nerium oleander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Vinca minor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Vinca major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Ilex aquifoli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nthurium scherzerian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pipremnum aure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Monstera delicios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pathiphyllum sp.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Hedera helix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Hedera colchic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chefflera arboricol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raucaria heterophyll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hoenix canariens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Trachycarpus fortune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sarum europae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spidistra elatior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sparagus densiflorus ’Sprengeri’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hlorophytum comos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Ruscus aculeatu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ansevieria trifasciat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loë arborescen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splenium nidu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splenium scolopendri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antolina chamaecyparissu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Berberis julianae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Mahonia aquifoli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beris semperviren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echmea fasciat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Billbergia nutan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Buxus semperviren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chlumbergera truncat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Lonicera nitid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Lonicera japonic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Euonymus japonicu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Euonymus fortune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Tradescantia spathace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empervivum tector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edum acre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edum alb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upressus arizonic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upressus semperviren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× Cupressocyparis leylandi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hamaecyparis lawsonian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latycladus oriental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Thuja occidental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Thuja plicat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Juniperus chinens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Juniperus commun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Juniperus sabin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Juniperus virginian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equoiadendron gigante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yrtomium falcat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ica carne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Euphorbia mili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Euphorbia myrsinite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ucuba japonica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ypericum calycin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Lavandula angustifoli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Rosmarinus officinal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Salvia officinal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Laurus nobil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Lycopodium clavat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Ficus benjamin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Ficus elastic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Ficus lyrat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Jasminum nudiflor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Ligustrum ovalifoli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andanus veitchi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bies concolor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bies nordmannian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bies pinsapo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cea abie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cea omorik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cea pungen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seudotsuga menziesi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edrus atlantic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nus wallichian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nus strobu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nus sylvestr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nus mugo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inus nigr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hyllostachys bisseti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olypodium vulgare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Adiantum tenerum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Helleborus niger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yracantha coccine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Prunus laurocerasu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otoneaster horizontalis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Cotoneaster salicifoliu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Citrus × lim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kimmia japonic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Bergenia crassifolia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Buddleja davidii</text:p>
          </table:table-cell>
          <table:table-cell table:number-columns-repeated="63"/>
        </table:table-row>
        <table:table-row table:style-name="ro3">
          <table:table-cell table:style-name="ce25" office:value-type="string" calcext:value-type="string">
            <text:p>Taxus baccata</text:p>
          </table:table-cell>
          <table:table-cell table:number-columns-repeated="63"/>
        </table:table-row>
        <table:table-row table:style-name="ro3" table:number-rows-repeated="104847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zarmazas" table:style-name="ta1">
        <table:table-column table:style-name="co16" table:default-cell-style-name="ce23"/>
        <table:table-column table:style-name="co11" table:number-columns-repeated="1023" table:default-cell-style-name="ce2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nd" table:style-name="ta2">
        <table:table-column table:style-name="co11" table:default-cell-style-name="ce29"/>
        <table:table-column table:style-name="co3" table:default-cell-style-name="ce23"/>
        <table:table-column table:style-name="co11" table:default-cell-style-name="ce29"/>
        <table:table-column table:style-name="co11" table:number-columns-repeated="61" table:default-cell-style-name="ce23"/>
        <table:table-column table:style-name="co15" table:number-columns-repeated="960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2" office:value-type="string" calcext:value-type="string">
            <text:p>noveny_rend</text:p>
          </table:table-cell>
          <table:table-cell table:style-name="ce10" office:value-type="string" calcext:value-type="string">
            <text:p>rend_f?</text:p>
          </table:table-cell>
          <table:table-cell table:style-name="ce12" table:number-columns-repeated="61"/>
          <table:table-cell table:style-name="ce13" table:number-columns-repeated="9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quifo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y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ioscore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quise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arry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Li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Lycopod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rchant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and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antal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sszesitett.A1:osszesitett.A1048576">
          <table:sort>
            <table:sort-by table:field-number="0" table:data-type="automatic"/>
          </table:sort>
        </table:database-range>
        <table:database-range table:name="__Anonymous_Sheet_DB__1" table:target-range-address="novenycsaladok.C2:novenycsaladok.C4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rend.B2:rend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0:04:58.611479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ia</meta:initial-creator>
    <meta:creation-date>2020-03-22T15:14:48Z</meta:creation-date>
    <dc:date>2020-12-08T10:07:27.938568332</dc:date>
    <meta:editing-cycles>253</meta:editing-cycles>
    <meta:editing-duration>PT16H54M47S</meta:editing-duration>
    <meta:document-statistic meta:table-count="6" meta:cell-count="2338" meta:object-count="0"/>
  </office:meta>
</office:document-meta>
</file>